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593cm" fo:margin-left="0cm" fo:margin-right="-0.004cm" table:align="margins"/>
    </style:style>
    <style:style style:name="Table4.A" style:family="table-column">
      <style:table-column-properties style:column-width="4.789cm" style:rel-column-width="17839*"/>
    </style:style>
    <style:style style:name="Table4.B" style:family="table-column">
      <style:table-column-properties style:column-width="3.187cm" style:rel-column-width="11873*"/>
    </style:style>
    <style:style style:name="Table4.C" style:family="table-column">
      <style:table-column-properties style:column-width="2.432cm" style:rel-column-width="9060*"/>
    </style:style>
    <style:style style:name="Table4.D" style:family="table-column">
      <style:table-column-properties style:column-width="7.184cm" style:rel-column-width="2676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93cm" fo:margin-left="0cm" fo:margin-right="-0.004cm" table:align="margins"/>
    </style:style>
    <style:style style:name="Table5.A" style:family="table-column">
      <style:table-column-properties style:column-width="4.789cm" style:rel-column-width="17839*"/>
    </style:style>
    <style:style style:name="Table5.B" style:family="table-column">
      <style:table-column-properties style:column-width="3.187cm" style:rel-column-width="11873*"/>
    </style:style>
    <style:style style:name="Table5.C" style:family="table-column">
      <style:table-column-properties style:column-width="2.432cm" style:rel-column-width="9060*"/>
    </style:style>
    <style:style style:name="Table5.D" style:family="table-column">
      <style:table-column-properties style:column-width="7.184cm" style:rel-column-width="2676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3cm" fo:margin-left="0cm" fo:margin-right="-0.004cm" table:align="margins"/>
    </style:style>
    <style:style style:name="Table6.A" style:family="table-column">
      <style:table-column-properties style:column-width="4.789cm" style:rel-column-width="17839*"/>
    </style:style>
    <style:style style:name="Table6.B" style:family="table-column">
      <style:table-column-properties style:column-width="3.187cm" style:rel-column-width="11873*"/>
    </style:style>
    <style:style style:name="Table6.C" style:family="table-column">
      <style:table-column-properties style:column-width="2.432cm" style:rel-column-width="9060*"/>
    </style:style>
    <style:style style:name="Table6.D" style:family="table-column">
      <style:table-column-properties style:column-width="7.184cm" style:rel-column-width="2676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593cm" fo:margin-left="0cm" fo:margin-right="-0.004cm" table:align="margins"/>
    </style:style>
    <style:style style:name="Table7.A" style:family="table-column">
      <style:table-column-properties style:column-width="4.789cm" style:rel-column-width="17839*"/>
    </style:style>
    <style:style style:name="Table7.B" style:family="table-column">
      <style:table-column-properties style:column-width="3.187cm" style:rel-column-width="11873*"/>
    </style:style>
    <style:style style:name="Table7.C" style:family="table-column">
      <style:table-column-properties style:column-width="2.432cm" style:rel-column-width="9060*"/>
    </style:style>
    <style:style style:name="Table7.D" style:family="table-column">
      <style:table-column-properties style:column-width="7.184cm" style:rel-column-width="2676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13" style:family="table">
      <style:table-properties style:width="17.593cm" fo:margin-left="0cm" fo:margin-right="-0.004cm" table:align="margins"/>
    </style:style>
    <style:style style:name="Table13.A" style:family="table-column">
      <style:table-column-properties style:column-width="4.789cm" style:rel-column-width="17839*"/>
    </style:style>
    <style:style style:name="Table13.B" style:family="table-column">
      <style:table-column-properties style:column-width="3.187cm" style:rel-column-width="11873*"/>
    </style:style>
    <style:style style:name="Table13.C" style:family="table-column">
      <style:table-column-properties style:column-width="2.432cm" style:rel-column-width="9060*"/>
    </style:style>
    <style:style style:name="Table13.D" style:family="table-column">
      <style:table-column-properties style:column-width="7.184cm" style:rel-column-width="267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93cm" fo:margin-left="0cm" fo:margin-right="-0.004cm" table:align="margins"/>
    </style:style>
    <style:style style:name="Table14.A" style:family="table-column">
      <style:table-column-properties style:column-width="4.789cm" style:rel-column-width="17839*"/>
    </style:style>
    <style:style style:name="Table14.B" style:family="table-column">
      <style:table-column-properties style:column-width="3.187cm" style:rel-column-width="11873*"/>
    </style:style>
    <style:style style:name="Table14.C" style:family="table-column">
      <style:table-column-properties style:column-width="2.432cm" style:rel-column-width="9060*"/>
    </style:style>
    <style:style style:name="Table14.D" style:family="table-column">
      <style:table-column-properties style:column-width="7.184cm" style:rel-column-width="26763*"/>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6" style:family="table">
      <style:table-properties style:width="17.593cm" fo:margin-left="0cm" fo:margin-right="-0.004cm" table:align="margins"/>
    </style:style>
    <style:style style:name="Table16.A" style:family="table-column">
      <style:table-column-properties style:column-width="4.789cm" style:rel-column-width="17839*"/>
    </style:style>
    <style:style style:name="Table16.B" style:family="table-column">
      <style:table-column-properties style:column-width="3.187cm" style:rel-column-width="11873*"/>
    </style:style>
    <style:style style:name="Table16.C" style:family="table-column">
      <style:table-column-properties style:column-width="2.432cm" style:rel-column-width="9060*"/>
    </style:style>
    <style:style style:name="Table16.D" style:family="table-column">
      <style:table-column-properties style:column-width="7.184cm" style:rel-column-width="26763*"/>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7" style:family="table">
      <style:table-properties style:width="17.593cm" fo:margin-left="0cm" fo:margin-right="-0.004cm" table:align="margins"/>
    </style:style>
    <style:style style:name="Table17.A" style:family="table-column">
      <style:table-column-properties style:column-width="4.789cm" style:rel-column-width="17839*"/>
    </style:style>
    <style:style style:name="Table17.B" style:family="table-column">
      <style:table-column-properties style:column-width="3.187cm" style:rel-column-width="11873*"/>
    </style:style>
    <style:style style:name="Table17.C" style:family="table-column">
      <style:table-column-properties style:column-width="2.432cm" style:rel-column-width="9060*"/>
    </style:style>
    <style:style style:name="Table17.D" style:family="table-column">
      <style:table-column-properties style:column-width="7.184cm" style:rel-column-width="2676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3cm" fo:margin-left="0cm" fo:margin-right="-0.004cm" table:align="margins"/>
    </style:style>
    <style:style style:name="Table18.A" style:family="table-column">
      <style:table-column-properties style:column-width="4.789cm" style:rel-column-width="17839*"/>
    </style:style>
    <style:style style:name="Table18.B" style:family="table-column">
      <style:table-column-properties style:column-width="3.187cm" style:rel-column-width="11873*"/>
    </style:style>
    <style:style style:name="Table18.C" style:family="table-column">
      <style:table-column-properties style:column-width="2.432cm" style:rel-column-width="9060*"/>
    </style:style>
    <style:style style:name="Table18.D" style:family="table-column">
      <style:table-column-properties style:column-width="7.184cm" style:rel-column-width="26763*"/>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5" style:family="table">
      <style:table-properties style:width="17.593cm" fo:margin-left="0cm" fo:margin-right="-0.004cm" table:align="margins"/>
    </style:style>
    <style:style style:name="Table15.A" style:family="table-column">
      <style:table-column-properties style:column-width="4.789cm" style:rel-column-width="17839*"/>
    </style:style>
    <style:style style:name="Table15.B" style:family="table-column">
      <style:table-column-properties style:column-width="3.187cm" style:rel-column-width="11873*"/>
    </style:style>
    <style:style style:name="Table15.C" style:family="table-column">
      <style:table-column-properties style:column-width="2.432cm" style:rel-column-width="9060*"/>
    </style:style>
    <style:style style:name="Table15.D" style:family="table-column">
      <style:table-column-properties style:column-width="7.184cm" style:rel-column-width="26763*"/>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8" style:family="table">
      <style:table-properties style:width="17.593cm" fo:margin-left="0cm" fo:margin-right="-0.004cm" table:align="margins"/>
    </style:style>
    <style:style style:name="Table8.A" style:family="table-column">
      <style:table-column-properties style:column-width="4.789cm" style:rel-column-width="17839*"/>
    </style:style>
    <style:style style:name="Table8.B" style:family="table-column">
      <style:table-column-properties style:column-width="3.187cm" style:rel-column-width="11873*"/>
    </style:style>
    <style:style style:name="Table8.C" style:family="table-column">
      <style:table-column-properties style:column-width="2.432cm" style:rel-column-width="9060*"/>
    </style:style>
    <style:style style:name="Table8.D" style:family="table-column">
      <style:table-column-properties style:column-width="7.184cm" style:rel-column-width="26763*"/>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5" style:family="table-cell">
      <style:table-cell-properties fo:background-color="#ffff00" fo:padding="0.097cm" fo:border-left="0.002cm solid #000000" fo:border-right="none" fo:border-top="none" fo:border-bottom="0.002cm solid #000000">
        <style:background-image/>
      </style:table-cell-properties>
    </style:style>
    <style:style style:name="Table8.D5"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7.593cm" fo:margin-left="0cm" fo:margin-right="-0.004cm" table:align="margins"/>
    </style:style>
    <style:style style:name="Table9.A" style:family="table-column">
      <style:table-column-properties style:column-width="4.789cm" style:rel-column-width="17839*"/>
    </style:style>
    <style:style style:name="Table9.B" style:family="table-column">
      <style:table-column-properties style:column-width="3.187cm" style:rel-column-width="11873*"/>
    </style:style>
    <style:style style:name="Table9.C" style:family="table-column">
      <style:table-column-properties style:column-width="2.432cm" style:rel-column-width="9060*"/>
    </style:style>
    <style:style style:name="Table9.D" style:family="table-column">
      <style:table-column-properties style:column-width="7.184cm" style:rel-column-width="26763*"/>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0" style:family="table">
      <style:table-properties style:width="17.593cm" fo:margin-left="0cm" fo:margin-right="-0.004cm" table:align="margins"/>
    </style:style>
    <style:style style:name="Table10.A" style:family="table-column">
      <style:table-column-properties style:column-width="4.789cm" style:rel-column-width="17839*"/>
    </style:style>
    <style:style style:name="Table10.B" style:family="table-column">
      <style:table-column-properties style:column-width="3.187cm" style:rel-column-width="11873*"/>
    </style:style>
    <style:style style:name="Table10.C" style:family="table-column">
      <style:table-column-properties style:column-width="2.432cm" style:rel-column-width="9060*"/>
    </style:style>
    <style:style style:name="Table10.D" style:family="table-column">
      <style:table-column-properties style:column-width="7.184cm" style:rel-column-width="2676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7.593cm" fo:margin-left="0cm" fo:margin-right="-0.004cm" table:align="margins"/>
    </style:style>
    <style:style style:name="Table11.A" style:family="table-column">
      <style:table-column-properties style:column-width="4.789cm" style:rel-column-width="17839*"/>
    </style:style>
    <style:style style:name="Table11.B" style:family="table-column">
      <style:table-column-properties style:column-width="3.187cm" style:rel-column-width="11873*"/>
    </style:style>
    <style:style style:name="Table11.C" style:family="table-column">
      <style:table-column-properties style:column-width="2.432cm" style:rel-column-width="9060*"/>
    </style:style>
    <style:style style:name="Table11.D" style:family="table-column">
      <style:table-column-properties style:column-width="7.184cm" style:rel-column-width="2676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table:align="margins"/>
    </style:style>
    <style:style style:name="Table12.A" style:family="table-column">
      <style:table-column-properties style:column-width="4.789cm" style:rel-column-width="17839*"/>
    </style:style>
    <style:style style:name="Table12.B" style:family="table-column">
      <style:table-column-properties style:column-width="3.187cm" style:rel-column-width="11873*"/>
    </style:style>
    <style:style style:name="Table12.C" style:family="table-column">
      <style:table-column-properties style:column-width="2.432cm" style:rel-column-width="9060*"/>
    </style:style>
    <style:style style:name="Table12.D" style:family="table-column">
      <style:table-column-properties style:column-width="7.184cm" style:rel-column-width="2676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end" style:justify-single-word="false"/>
      <style:text-properties fo:font-size="24pt" style:font-size-asian="24pt" style:font-size-complex="24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end"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break-before="page"/>
    </style:style>
    <style:style style:name="P11" style:family="paragraph" style:parent-style-name="Standard">
      <style:paragraph-properties fo:text-align="center" style:justify-single-word="false" fo:break-before="page"/>
    </style:styl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Table_20_Contents">
      <style:paragraph-properties fo:margin-top="0.3cm" fo:margin-bottom="0cm"/>
    </style:style>
    <style:style style:name="P15" style:family="paragraph" style:parent-style-name="Tableheading">
      <style:paragraph-properties fo:margin-top="0cm" fo:margin-bottom="0cm" style:snap-to-layout-grid="false"/>
      <style:text-properties fo:font-size="11pt" style:font-size-asian="11pt" style:font-size-complex="11pt"/>
    </style:style>
    <style:style style:name="P16"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17" style:family="paragraph" style:parent-style-name="Tabletext">
      <style:paragraph-properties fo:margin-top="0cm" fo:margin-bottom="0cm" style:snap-to-layout-grid="false"/>
      <style:text-properties fo:font-size="11pt" style:font-size-asian="11pt" style:font-size-complex="11pt"/>
    </style:style>
    <style:style style:name="P18" style:family="paragraph" style:parent-style-name="Tabletext">
      <style:paragraph-properties fo:margin-top="0cm" fo:margin-bottom="0cm" style:snap-to-layout-grid="false"/>
      <style:text-properties fo:font-size="11pt" fo:language="en" fo:country="GB" style:font-size-asian="11pt" style:font-size-complex="11pt"/>
    </style:style>
    <style:style style:name="P19" style:family="paragraph" style:parent-style-name="Tabletext">
      <style:paragraph-properties fo:margin-top="0cm" fo:margin-bottom="0cm" style:snap-to-layout-grid="false"/>
      <style:text-properties fo:color="#3366ff" fo:font-size="11pt" style:font-size-asian="11pt" style:font-size-complex="11pt"/>
    </style:style>
    <style:style style:name="P20"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start" style:justify-single-word="false"/>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Heading_20_2">
      <style:paragraph-properties fo:text-align="start" style:justify-single-word="false"/>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Contents_20_3">
      <style:paragraph-properties>
        <style:tab-stops>
          <style:tab-stop style:position="16.591cm" style:type="right" style:leader-style="dotted" style:leader-text="."/>
        </style:tab-stops>
      </style:paragraph-properties>
    </style:style>
    <style:style style:name="P29" style:family="paragraph" style:parent-style-name="Standard" style:list-style-name="L1">
      <style:paragraph-properties fo:text-align="start" style:justify-single-word="false"/>
    </style:style>
    <style:style style:name="P30" style:family="paragraph" style:parent-style-name="Standard" style:list-style-name="L1">
      <style:paragraph-properties fo:text-align="start" style:justify-single-word="false"/>
    </style:style>
    <style:style style:name="P31" style:family="paragraph" style:parent-style-name="Standard" style:list-style-name="L2">
      <style:paragraph-properties fo:text-align="justify" style:justify-single-word="false"/>
    </style:style>
    <style:style style:name="P32" style:family="paragraph" style:parent-style-name="Standard" style:list-style-name="L2">
      <style:paragraph-properties fo:text-align="justify" style:justify-single-word="false"/>
    </style:style>
    <style:style style:name="P33" style:family="paragraph" style:parent-style-name="Standard" style:list-style-name="L2">
      <style:paragraph-properties fo:text-align="justify" style:justify-single-word="false"/>
    </style:style>
    <style:style style:name="P34" style:family="paragraph" style:parent-style-name="Standard" style:list-style-name="L3">
      <style:paragraph-properties fo:text-align="justify" style:justify-single-word="false"/>
    </style:style>
    <style:style style:name="P35" style:family="paragraph" style:parent-style-name="Standard" style:list-style-name="L3">
      <style:paragraph-properties fo:text-align="justify" style:justify-single-word="false"/>
    </style:style>
    <style:style style:name="P36" style:family="paragraph" style:parent-style-name="Standard" style:list-style-name="L3">
      <style:paragraph-properties fo:text-align="justify" style:justify-single-word="false"/>
    </style:style>
    <style:style style:name="P37" style:family="paragraph" style:parent-style-name="Standard" style:list-style-name="L3">
      <style:paragraph-properties fo:text-align="justify" style:justify-single-word="false"/>
    </style:style>
    <style:style style:name="P38" style:family="paragraph" style:parent-style-name="Standard" style:list-style-name="L3">
      <style:paragraph-properties fo:text-align="justify" style:justify-single-word="false"/>
    </style:style>
    <style:style style:name="P39" style:family="paragraph" style:parent-style-name="Standard" style:list-style-name="L3">
      <style:paragraph-properties fo:text-align="justify" style:justify-single-word="false"/>
    </style:style>
    <style:style style:name="P40" style:family="paragraph" style:parent-style-name="Standard" style:list-style-name="L3">
      <style:paragraph-properties fo:text-align="justify" style:justify-single-word="false"/>
    </style:style>
    <style:style style:name="P41" style:family="paragraph" style:parent-style-name="Standard" style:list-style-name="L3">
      <style:paragraph-properties fo:text-align="justify" style:justify-single-word="false"/>
    </style:style>
    <style:style style:name="P42" style:family="paragraph" style:parent-style-name="Standard" style:list-style-name="L3">
      <style:paragraph-properties fo:text-align="justify" style:justify-single-word="false"/>
    </style:style>
    <style:style style:name="P43" style:family="paragraph" style:parent-style-name="Standard" style:list-style-name="L3">
      <style:paragraph-properties fo:text-align="justify" style:justify-single-word="false"/>
    </style:style>
    <style:style style:name="P44" style:family="paragraph" style:parent-style-name="Standard" style:list-style-name="L3">
      <style:paragraph-properties fo:text-align="justify" style:justify-single-word="false"/>
    </style:style>
    <style:style style:name="P45" style:family="paragraph" style:parent-style-name="Standard" style:list-style-name="L4">
      <style:paragraph-properties fo:text-align="justify" style:justify-single-word="false"/>
    </style:style>
    <style:style style:name="P46" style:family="paragraph" style:parent-style-name="Standard" style:list-style-name="L4">
      <style:paragraph-properties fo:text-align="justify" style:justify-single-word="false"/>
    </style:style>
    <style:style style:name="P47" style:family="paragraph" style:parent-style-name="Standard" style:list-style-name="L4">
      <style:paragraph-properties fo:text-align="justify" style:justify-single-word="false"/>
    </style:style>
    <style:style style:name="P48" style:family="paragraph" style:parent-style-name="Standard" style:list-style-name="L6">
      <style:paragraph-properties fo:text-align="justify" style:justify-single-word="false"/>
    </style:style>
    <style:style style:name="P49" style:family="paragraph" style:parent-style-name="Standard" style:list-style-name="L6">
      <style:paragraph-properties fo:text-align="justify" style:justify-single-word="false"/>
    </style:style>
    <style:style style:name="P50" style:family="paragraph" style:parent-style-name="Standard" style:list-style-name="L6">
      <style:paragraph-properties fo:text-align="justify" style:justify-single-word="false"/>
    </style:style>
    <style:style style:name="P51" style:family="paragraph" style:parent-style-name="Standard" style:list-style-name="L7">
      <style:paragraph-properties fo:text-align="justify" style:justify-single-word="false"/>
    </style:style>
    <style:style style:name="P52" style:family="paragraph" style:parent-style-name="Standard" style:list-style-name="L7">
      <style:paragraph-properties fo:text-align="justify" style:justify-single-word="false"/>
    </style:style>
    <style:style style:name="P53" style:family="paragraph" style:parent-style-name="Standard" style:list-style-name="L7">
      <style:paragraph-properties fo:text-align="justify" style:justify-single-word="false"/>
    </style:style>
    <style:style style:name="P54" style:family="paragraph" style:parent-style-name="Standard" style:list-style-name="L7">
      <style:paragraph-properties fo:text-align="justify" style:justify-single-word="false"/>
    </style:style>
    <style:style style:name="P55" style:family="paragraph" style:parent-style-name="Standard" style:list-style-name="L7">
      <style:paragraph-properties fo:text-align="justify" style:justify-single-word="false"/>
    </style:style>
    <style:style style:name="P56" style:family="paragraph" style:parent-style-name="Standard" style:list-style-name="L7">
      <style:paragraph-properties fo:text-align="justify" style:justify-single-word="false"/>
    </style:style>
    <style:style style:name="P57" style:family="paragraph" style:parent-style-name="Standard" style:list-style-name="L7">
      <style:paragraph-properties fo:text-align="justify" style:justify-single-word="false"/>
    </style:style>
    <style:style style:name="P58" style:family="paragraph" style:parent-style-name="Standard" style:list-style-name="L7">
      <style:paragraph-properties fo:text-align="justify" style:justify-single-word="false"/>
    </style:style>
    <style:style style:name="P59" style:family="paragraph" style:parent-style-name="Standard" style:list-style-name="L7">
      <style:paragraph-properties fo:text-align="justify" style:justify-single-word="false"/>
    </style:style>
    <style:style style:name="P60" style:family="paragraph" style:parent-style-name="Standard" style:list-style-name="L7">
      <style:paragraph-properties fo:text-align="justify" style:justify-single-word="false"/>
    </style:style>
    <style:style style:name="P61" style:family="paragraph" style:parent-style-name="Standard" style:list-style-name="L7">
      <style:paragraph-properties fo:text-align="justify" style:justify-single-word="false"/>
    </style:style>
    <style:style style:name="P62" style:family="paragraph" style:parent-style-name="Standard" style:list-style-name="L7">
      <style:paragraph-properties fo:text-align="justify" style:justify-single-word="false"/>
    </style:style>
    <style:style style:name="P63" style:family="paragraph" style:parent-style-name="Standard" style:list-style-name="L7">
      <style:paragraph-properties fo:text-align="justify" style:justify-single-word="false"/>
    </style:style>
    <style:style style:name="P64" style:family="paragraph" style:parent-style-name="Standard" style:list-style-name="L7">
      <style:paragraph-properties fo:text-align="justify" style:justify-single-word="false"/>
    </style:style>
    <style:style style:name="P65" style:family="paragraph" style:parent-style-name="Standard" style:list-style-name="L7">
      <style:paragraph-properties fo:text-align="justify" style:justify-single-word="false"/>
    </style:style>
    <style:style style:name="P66" style:family="paragraph" style:parent-style-name="Standard" style:list-style-name="L7">
      <style:paragraph-properties fo:text-align="justify" style:justify-single-word="false"/>
    </style:style>
    <style:style style:name="P67" style:family="paragraph" style:parent-style-name="Standard" style:list-style-name="L7">
      <style:paragraph-properties fo:text-align="justify" style:justify-single-word="false"/>
    </style:style>
    <style:style style:name="P68" style:family="paragraph" style:parent-style-name="Standard" style:list-style-name="L7">
      <style:paragraph-properties fo:text-align="justify" style:justify-single-word="false"/>
    </style:style>
    <style:style style:name="P69" style:family="paragraph" style:parent-style-name="Standard" style:list-style-name="L7">
      <style:paragraph-properties fo:text-align="justify" style:justify-single-word="false"/>
    </style:style>
    <style:style style:name="P70" style:family="paragraph" style:parent-style-name="Standard" style:list-style-name="L7">
      <style:paragraph-properties fo:text-align="justify" style:justify-single-word="false"/>
    </style:style>
    <style:style style:name="P71" style:family="paragraph" style:parent-style-name="Standard" style:list-style-name="L8">
      <style:paragraph-properties fo:text-align="justify" style:justify-single-word="false"/>
    </style:style>
    <style:style style:name="P72" style:family="paragraph" style:parent-style-name="Standard" style:list-style-name="L8">
      <style:paragraph-properties fo:text-align="justify" style:justify-single-word="false"/>
    </style:style>
    <style:style style:name="P73" style:family="paragraph" style:parent-style-name="Standard" style:list-style-name="L10">
      <style:paragraph-properties fo:text-align="justify" style:justify-single-word="false"/>
    </style:style>
    <style:style style:name="P74" style:family="paragraph" style:parent-style-name="Standard" style:list-style-name="L10">
      <style:paragraph-properties fo:text-align="justify" style:justify-single-word="false"/>
    </style:style>
    <style:style style:name="P75" style:family="paragraph" style:parent-style-name="Standard" style:list-style-name="L10">
      <style:paragraph-properties fo:text-align="justify" style:justify-single-word="false"/>
    </style:style>
    <style:style style:name="P76" style:family="paragraph" style:parent-style-name="Standard" style:list-style-name="L10">
      <style:paragraph-properties fo:text-align="justify" style:justify-single-word="false"/>
    </style:style>
    <style:style style:name="P77" style:family="paragraph" style:parent-style-name="Standard" style:list-style-name="L10">
      <style:paragraph-properties fo:text-align="justify" style:justify-single-word="false"/>
    </style:style>
    <style:style style:name="P78" style:family="paragraph" style:parent-style-name="Standard" style:list-style-name="L5"/>
    <style:style style:name="P79" style:family="paragraph" style:parent-style-name="Standard" style:list-style-name="L5"/>
    <style:style style:name="P80" style:family="paragraph" style:parent-style-name="Standard" style:list-style-name="L5"/>
    <style:style style:name="P81" style:family="paragraph" style:parent-style-name="Standard" style:list-style-name="L9"/>
    <style:style style:name="P82" style:family="paragraph" style:parent-style-name="Standard" style:list-style-name="L9"/>
    <style:style style:name="P83" style:family="paragraph" style:parent-style-name="Standard" style:list-style-name="L9"/>
    <style:style style:name="P84" style:family="paragraph" style:parent-style-name="Standard" style:list-style-name="L9"/>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ff336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cacia Business Ace Specification</text:p>
      <text:p text:style-name="P6">part of Acacia project</text:p>
      <text:p text:style-name="P6">Version 1.0</text:p>
      <text:p text:style-name="P6">Publish date: 21 January 2008</text:p>
      <text:p text:style-name="P6"/>
      <text:p text:style-name="P6"/>
      <text:p text:style-name="P6"/>
      <text:p text:style-name="P6"/>
      <text:p text:style-name="P6"/>
      <text:p text:style-name="P7"><text:span text:style-name="T2">Project Hosting:</text:span> <text:a xlink:type="simple" xlink:href="http://code.google.com/p/acacia-business-ace/">http://code.google.com/p/acacia-business-ace/</text:a></text:p>
      <text:p text:style-name="P7"><text:span text:style-name="T2">Forum:</text:span> <text:a xlink:type="simple" xlink:href="http://groups.google.com/group/acacia-business-ace">http://groups.google.com/group/acacia-business-ace</text:a></text:p>
      <text:p text:style-name="P7"><text:span text:style-name="T2">Common Mail List:</text:span> <text:a xlink:type="simple" xlink:href="mailto:acacia-business-ace@googlegroups.com">acacia-business-ace@googlegroups.com</text:a></text:p>
      <text:p text:style-name="P7"><text:span text:style-name="T2">Team Mail List:</text:span> <text:a xlink:type="simple" xlink:href="mailto:acacia-team@googlegroups.com">acacia-team@googlegroups.com</text:a></text:p>
      <text:p text:style-name="P7"/>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4">Name:</text:p>
          </table:table-cell>
          <table:table-cell table:style-name="Table1.A1" office:value-type="string">
            <text:p text:style-name="P14">. . . . . . . . . . . . . . . . . . . . .</text:p>
          </table:table-cell>
          <table:table-cell table:style-name="Table1.A1" office:value-type="string">
            <text:p text:style-name="P14">Function:</text:p>
          </table:table-cell>
          <table:table-cell table:style-name="Table1.A1" office:value-type="string">
            <text:p text:style-name="P14">. . . . . . . . . . . . . . . . . . . .</text:p>
          </table:table-cell>
          <table:table-cell table:style-name="Table1.A1" office:value-type="string">
            <text:p text:style-name="P14">Date:</text:p>
          </table:table-cell>
          <table:table-cell table:style-name="Table1.A1" office:value-type="string">
            <text:p text:style-name="P14">. . . . . . . . . . . . . . . .</text:p>
          </table:table-cell>
        </table:table-row>
        <table:table-row>
          <table:table-cell table:style-name="Table1.A1" office:value-type="string">
            <text:p text:style-name="P14">Name:</text:p>
          </table:table-cell>
          <table:table-cell table:style-name="Table1.A1" office:value-type="string">
            <text:p text:style-name="P14">. . . . . . . . . . . . . . . . . . . . .</text:p>
          </table:table-cell>
          <table:table-cell table:style-name="Table1.A1" office:value-type="string">
            <text:p text:style-name="P14">Function:</text:p>
          </table:table-cell>
          <table:table-cell table:style-name="Table1.A1" office:value-type="string">
            <text:p text:style-name="P14">. . . . . . . . . . . . . . . . . . . .</text:p>
          </table:table-cell>
          <table:table-cell table:style-name="Table1.A1" office:value-type="string">
            <text:p text:style-name="P14">Date:</text:p>
          </table:table-cell>
          <table:table-cell table:style-name="Table1.A1" office:value-type="string">
            <text:p text:style-name="P14">. . . . . . . . . . . . . . . .</text:p>
          </table:table-cell>
        </table:table-row>
      </table:table>
      <text:p text:style-name="Standard"/>
      <text:p text:style-name="Standard"/>
      <text:p text:style-name="P11"/>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5">Date</text:p>
          </table:table-cell>
          <table:table-cell table:style-name="Table2.A1" office:value-type="string">
            <text:p text:style-name="P16">#</text:p>
          </table:table-cell>
          <table:table-cell table:style-name="Table2.A1" office:value-type="string">
            <text:p text:style-name="P15">Section</text:p>
          </table:table-cell>
          <table:table-cell table:style-name="Table2.A1" office:value-type="string">
            <text:p text:style-name="P15">Description</text:p>
          </table:table-cell>
          <table:table-cell table:style-name="Table2.E1" office:value-type="string">
            <text:p text:style-name="P15">Author</text:p>
          </table:table-cell>
        </table:table-row>
        <table:table-row table:style-name="Table2.1">
          <table:table-cell table:style-name="Table2.A2" office:value-type="string">
            <text:p text:style-name="P17"/>
          </table:table-cell>
          <table:table-cell table:style-name="Table2.A2" office:value-type="string">
            <text:p text:style-name="P17">1.0</text:p>
          </table:table-cell>
          <table:table-cell table:style-name="Table2.A2" office:value-type="string">
            <text:p text:style-name="P17">All</text:p>
          </table:table-cell>
          <table:table-cell table:style-name="Table2.A2" office:value-type="string">
            <text:p text:style-name="P17">Original Draft</text:p>
          </table:table-cell>
          <table:table-cell table:style-name="Table2.E2" office:value-type="string">
            <text:p text:style-name="P17">Miroslav Nachev</text:p>
          </table:table-cell>
        </table:table-row>
        <table:table-row table:style-name="Table2.1">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9"/>
          </table:table-cell>
          <table:table-cell table:style-name="Table2.E2" office:value-type="string">
            <text:p text:style-name="P17"/>
          </table:table-cell>
        </table:table-row>
        <table:table-row table:style-name="Table2.1">
          <table:table-cell table:style-name="Table2.A2" office:value-type="string">
            <text:p text:style-name="P17"/>
          </table:table-cell>
          <table:table-cell table:style-name="Table2.A2" office:value-type="string">
            <text:p text:style-name="P17"/>
          </table:table-cell>
          <table:table-cell table:style-name="Table2.A2" office:value-type="string">
            <text:p text:style-name="P20"/>
          </table:table-cell>
          <table:table-cell table:style-name="Table2.A2" office:value-type="string">
            <text:p text:style-name="P19"/>
          </table:table-cell>
          <table:table-cell table:style-name="Table2.E2" office:value-type="string">
            <text:p text:style-name="P17"/>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5">Date</text:p>
          </table:table-cell>
          <table:table-cell table:style-name="Table3.A1" office:value-type="string">
            <text:p text:style-name="P15">Version</text:p>
          </table:table-cell>
          <table:table-cell table:style-name="Table3.A1" office:value-type="string">
            <text:p text:style-name="P15">Name</text:p>
          </table:table-cell>
          <table:table-cell table:style-name="Table3.D1" office:value-type="string">
            <text:p text:style-name="P15">Position/Department</text:p>
          </table:table-cell>
        </table:table-row>
        <table:table-row table:style-name="Table3.1">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D2" office:value-type="string">
            <text:p text:style-name="P18"/>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Table of Contents</text:p>
          </text:index-title>
          <text:p text:style-name="P26">Структура, под-проекти и пакети<text:tab/>5</text:p>
          <text:p text:style-name="P26">Database Model<text:tab/>7</text:p>
          <text:p text:style-name="P27">Global Unuque Id (GUID)<text:tab/>7</text:p>
          <text:p text:style-name="P27">Data_Object_Types<text:tab/>8</text:p>
          <text:p text:style-name="P27">Data Object Alteration History (do_alteration_history)<text:tab/>8</text:p>
          <text:p text:style-name="P27">Products<text:tab/>9</text:p>
          <text:p text:style-name="P27">Product Categories (product_categories)<text:tab/>11</text:p>
          <text:p text:style-name="P27">Product Suppliers (product_suppliers)<text:tab/>11</text:p>
          <text:p text:style-name="P27">Classifiers<text:tab/>12</text:p>
          <text:p text:style-name="P27">Classifier Groups (classifier_groups)<text:tab/>12</text:p>
          <text:p text:style-name="P27">Classified Objects (classified_objects)<text:tab/>13</text:p>
          <text:p text:style-name="P27">Warehouses<text:tab/>13</text:p>
          <text:p text:style-name="P27">Warehouse_Products<text:tab/>14</text:p>
          <text:p text:style-name="P27">Purchase Orders (purchase_orders)<text:tab/>15</text:p>
          <text:p text:style-name="P27">Purchase Order Items (purchase_order_items)<text:tab/>16</text:p>
          <text:p text:style-name="P27">Purchase Order Confirmations (purchase_order_confirmations)<text:tab/>16</text:p>
          <text:p text:style-name="P27">Delivery Certificates (delivery_certificates)<text:tab/>16</text:p>
          <text:p text:style-name="P27">Offers<text:tab/>16</text:p>
          <text:p text:style-name="P27">Offer items (offer_items)<text:tab/>16</text:p>
          <text:p text:style-name="P27">Proforma Invoices (proforma_invoices)<text:tab/>16</text:p>
          <text:p text:style-name="P27">Invoices<text:tab/>17</text:p>
          <text:p text:style-name="P27">Invoice Items (invoice_items)<text:tab/>17</text:p>
          <text:p text:style-name="P27">Organizations<text:tab/>17</text:p>
          <text:p text:style-name="P27">Persons<text:tab/>17</text:p>
          <text:p text:style-name="P27">Addresses<text:tab/>17</text:p>
          <text:p text:style-name="P27">Contact Details (contact_details)<text:tab/>17</text:p>
          <text:p text:style-name="P27">Bank Details (bank_details)<text:tab/>17</text:p>
          <text:p text:style-name="P27">Communications Details (communications_details)<text:tab/>17</text:p>
          <text:p text:style-name="P27">Countries<text:tab/>18</text:p>
          <text:p text:style-name="P27">Cities<text:tab/>18</text:p>
          <text:p text:style-name="P27">Фирмени длъжности<text:tab/>18</text:p>
          <text:p text:style-name="P27">Длъжностна иерархия<text:tab/>18</text:p>
          <text:p text:style-name="P27">Currencies<text:tab/>18</text:p>
          <text:p text:style-name="P27">Currency Exchange Rates<text:tab/>18</text:p>
          <text:p text:style-name="P27">Transport Types<text:tab/>18</text:p>
          <text:p text:style-name="P27">Product Configurations<text:tab/>18</text:p>
          <text:p text:style-name="P27">Users<text:tab/>19</text:p>
          <text:p text:style-name="P27">User Alternation History (users_alteration_history)<text:tab/>19</text:p>
          <text:p text:style-name="P26">JPA Beans<text:tab/>21</text:p>
          <text:p text:style-name="P27">Глобални уникални идентификатори (GUID)<text:tab/>21</text:p>
          <text:p text:style-name="P27">Версии на основните обекти при промяната им<text:tab/>21</text:p>
          <text:p text:style-name="P26">Потребителски графичен интерфейс<text:tab/>22</text:p>
          <text:p text:style-name="P27">Цялостна концепция<text:tab/>22</text:p>
          <text:p text:style-name="P27">Menus &amp; Popup Menus<text:tab/>22</text:p>
          <text:p text:style-name="P26">Модули и Форми<text:tab/>23</text:p>
          <text:p text:style-name="P27">Влизане в системата<text:tab/>23</text:p>
          <text:p text:style-name="P28"><text:soft-page-break/>Login Form<text:tab/>23</text:p>
          <text:p text:style-name="P28">New Registration Form<text:tab/>23</text:p>
          <text:p text:style-name="P28">Forgotten Password Form<text:tab/>24</text:p>
          <text:p text:style-name="P28">User Management Forms<text:tab/>24</text:p>
          <text:p text:style-name="P27">Contact Book<text:tab/>24</text:p>
          <text:p text:style-name="P28">Persons Form<text:tab/>24</text:p>
          <text:p text:style-name="P28">Organizations Form<text:tab/>24</text:p>
          <text:p text:style-name="P28">Addresses (Branches) Form<text:tab/>25</text:p>
          <text:p text:style-name="P27">Бизснес процеси и документо-поток<text:tab/>25</text:p>
          <text:p text:style-name="P28">Продажба на стоки<text:tab/>25</text:p>
          <text:p text:style-name="P28">Закупуване на стока директно от клиента<text:tab/>26</text:p>
          <text:p text:style-name="P28">Предаване на стока<text:tab/>27</text:p>
          <text:p text:style-name="P28">Плащания от клиенти<text:tab/>27</text:p>
          <text:p text:style-name="P28">Включване на оферти в завяки към доставчици<text:tab/>27</text:p>
          <text:p text:style-name="P28">Заявки към доставчици<text:tab/>27</text:p>
          <text:p text:style-name="P28">Плащания към доставчици<text:tab/>27</text:p>
          <text:p text:style-name="P28">Приемане на стока<text:tab/>27</text:p>
        </text:index-body>
      </text:table-of-content>
      <text:p text:style-name="P9"/>
      <text:p text:style-name="Standard"/>
      <text:h text:style-name="P12" text:outline-level="1">Структура, под-проекти и пакети</text:h>
      <text:p text:style-name="Standard">Основният прокет се казва AcaciaBusinessAce, който ще обеди</text:p>
      <text:list text:style-name="L1">
        <text:list-header>
          <text:p text:style-name="P29">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p>
        </text:list-header>
      </text:list>
      <text:p text:style-name="P9"/>
      <text:p text:style-name="P9">Относно структурата съм писал преди, но сега ще го включа в документа. Понеже в началото аз ще пиша предимно в този документ който се намира в хранилището може да ми изпращате по mail list-а информацията която касае вашата част и трябва да бъде вкючена в документа. След като престана активно да пиша в този документ може всеки да го допълва и веднага да изпраща новата версия в хранилището.</text:p>
      <text:p text:style-name="P9">Относно пакетите на класовете имах желание да бъдат "net.java.acacia", но към момента не съм получил разрешение да хостваме този проект на "dev.java.net" и поради тази причина този пакет няма да го ползваме. Ще се върнем към пакетите които сам ползвал вече повече от 10 години:</text:p>
      <text:p text:style-name="P9">- com.cosmos.acacia е главния пакет.</text:p>
      <text:p text:style-name="P9">- com.cosmos.acacia.common е за всички общи неща.</text:p>
      <text:p text:style-name="P9">- com.cosmos.acacia.crm е пакета за проекта по който работим Acacia Business Ace.</text:p>
      <text:p text:style-name="P9">- com.cosmos.acacia.annotation е пакета за анотации и процесори</text:p>
      <text:p text:style-name="P9">- com.cosmos.acacia.voip ще е пакета който в бъдеще ще съдържа IP PBX и Phone и т.н.</text:p>
      <text:p text:style-name="P9">- com.cosmos.acacia.multimedia също е резервиран.</text:p>
      <text:p text:style-name="P9"/>
      <text:p text:style-name="P9">Понеже в момента ние ще използваме предимно COMMON и CRM (Customer Relationship Management), предлагам следната под-структура:</text:p>
      <text:p text:style-name="P9">- com.cosmos.acacia.crm.gui за Swing частта</text:p>
      <text:p text:style-name="P9">- com.cosmos.acacia.crm.web за Web частта ако има такава</text:p>
      <text:p text:style-name="P9">- com.cosmos.acacia.annotation за анотациите които ще са ни нужни</text:p>
      <text:p text:style-name="P9"><text:soft-page-break/>- com.cosmos.acacia.annotation.processing за процесорите които ще обслужват анотациите ни</text:p>
      <text:p text:style-name="P9">- com.cosmos.acacia.crm.bl за интерфейсите на Business Logic-аката на проекта</text:p>
      <text:p text:style-name="P9">- com.cosmos.acacia.crm.bl.impl за класовете имплементиращи Business Logic-аката</text:p>
      <text:p text:style-name="P9">- com.cosmos.acacia.crm.data за JPA Beans класовете които ще са връзката между приложението и базата с данни.</text:p>
      <text:p text:style-name="P9">- com.cosmos.acacia.crm.report - Print &amp; Report. Дали не е по-добре да ги разделим? Радо, какво ще кажеш?</text:p>
      <text:p text:style-name="P9"/>
      <text:p text:style-name="P9"/>
      <text:h text:style-name="P12" text:outline-level="1">Database Model</text:h>
      <text:p text:style-name="Text_20_body"/>
      <text:p text:style-name="Text_20_body">pg_dump -U username -ci -F t -f filename.tar dbnamepg_dump -U username -ci -F t -f filename.tar dbname </text:p>
      <text:p text:style-name="Text_20_body"/>
      <text:h text:style-name="Heading_20_2" text:outline-level="2">Global Unuque Id (GUID)</text:h>
      <text:p text:style-name="P1">Всички основни обекти в приложението ще имат уникални идентификатори наречни Global Unuque Id или съкратено GUID. Този глобален идентификатор ще бъде от тип BigInteger в Java частта, а Database-а ще бъде numeric(18, 0). Ако в бъдеще се окаже, че този размер не е достатъчен може да го увеличим до numeric(36, 0) за повечето Database, а за PostgreSQL ограничението е numeric(1000, 0).</text:p>
      <text:p text:style-name="P1">Към таблицата на GUID (guid_sequence_table) ще има втора таблица DataObject (data_objects) със следното съдържание:</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Field</text:p>
          </table:table-cell>
          <table:table-cell table:style-name="Table4.A1" office:value-type="string">
            <text:p text:style-name="P24">Data Type</text:p>
          </table:table-cell>
          <table:table-cell table:style-name="Table4.A1" office:value-type="string">
            <text:p text:style-name="P4">Allow Null</text:p>
          </table:table-cell>
          <table:table-cell table:style-name="Table4.D1" office:value-type="string">
            <text:p text:style-name="P24">Description</text:p>
          </table:table-cell>
        </table:table-row>
        <table:table-row>
          <table:table-cell table:style-name="Table4.A2" office:value-type="string">
            <text:p text:style-name="P9">Data_Object_Id</text:p>
          </table:table-cell>
          <table:table-cell table:style-name="Table4.A2" office:value-type="string">
            <text:p text:style-name="P23">Numeric(18, 0)</text:p>
          </table:table-cell>
          <table:table-cell table:style-name="Table4.A2" office:value-type="string">
            <text:p text:style-name="P9">NOT NULL</text:p>
          </table:table-cell>
          <table:table-cell table:style-name="Table4.D2" office:value-type="string">
            <text:p text:style-name="P23">Повечето Database ще оптимизрат този тип на BIGINT</text:p>
          </table:table-cell>
        </table:table-row>
        <table:table-row>
          <table:table-cell table:style-name="Table4.A2" office:value-type="string">
            <text:p text:style-name="P9">Data_Object_Version</text:p>
          </table:table-cell>
          <table:table-cell table:style-name="Table4.A2" office:value-type="string">
            <text:p text:style-name="P23">int</text:p>
          </table:table-cell>
          <table:table-cell table:style-name="Table4.A2" office:value-type="string">
            <text:p text:style-name="P9">NOT NULL</text:p>
          </table:table-cell>
          <table:table-cell table:style-name="Table4.D2" office:value-type="string">
            <text:p text:style-name="P23">Всяка промяна на обекта ще <text:s/>увеличава номера на версията, а стария обект ще се архивира в таблица do_alteration_history.</text:p>
          </table:table-cell>
        </table:table-row>
        <table:table-row>
          <table:table-cell table:style-name="Table4.A2" office:value-type="string">
            <text:p text:style-name="P9">Data_Object_Type_Id</text:p>
          </table:table-cell>
          <table:table-cell table:style-name="Table4.A2" office:value-type="string">
            <text:p text:style-name="P23">int</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Creation_Time</text:p>
          </table:table-cell>
          <table:table-cell table:style-name="Table4.A2" office:value-type="string">
            <text:p text:style-name="P9">Timestamp</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Creato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Owne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Deleted</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Read_Only</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System</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Folder</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Link</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Parent_Data_Object_Id</text:p>
          </table:table-cell>
          <table:table-cell table:style-name="Table4.A2" office:value-type="string">
            <text:p text:style-name="P23">Numeric(18, 0)</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Linked_Data_Object_Id</text:p>
          </table:table-cell>
          <table:table-cell table:style-name="Table4.A2" office:value-type="string">
            <text:p text:style-name="P23">Numeric(18, 0)</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Order_Position</text:p>
          </table:table-cell>
          <table:table-cell table:style-name="Table4.A2" office:value-type="string">
            <text:p text:style-name="P9">varchar(10)</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Child_Counter</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Notes</text:p>
          </table:table-cell>
          <table:table-cell table:style-name="Table4.A2" office:value-type="string">
            <text:p text:style-name="P23">Text</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Small_Image_URI</text:p>
          </table:table-cell>
          <table:table-cell table:style-name="Table4.A2" office:value-type="string">
            <text:p text:style-name="P23">VarChar(1K)</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Small_Image</text:p>
          </table:table-cell>
          <table:table-cell table:style-name="Table4.A2" office:value-type="string">
            <text:p text:style-name="P23">VarBinary(4K)</text:p>
          </table:table-cell>
          <table:table-cell table:style-name="Table4.A2" office:value-type="string">
            <text:p text:style-name="P9"/>
          </table:table-cell>
          <table:table-cell table:style-name="Table4.D2" office:value-type="string">
            <text:p text:style-name="P23"/>
          </table:table-cell>
        </table:table-row>
        <text:soft-page-break/>
        <table:table-row>
          <table:table-cell table:style-name="Table4.A2" office:value-type="string">
            <text:p text:style-name="P9">Medium_Image_URI</text:p>
          </table:table-cell>
          <table:table-cell table:style-name="Table4.A2" office:value-type="string">
            <text:p text:style-name="P23">VarChar(1K)</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Medium_Image</text:p>
          </table:table-cell>
          <table:table-cell table:style-name="Table4.A2" office:value-type="string">
            <text:p text:style-name="P23">VarBinary(64K)</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Data_Object_URI</text:p>
          </table:table-cell>
          <table:table-cell table:style-name="Table4.A2" office:value-type="string">
            <text:p text:style-name="P23">VarChar(1K)</text:p>
          </table:table-cell>
          <table:table-cell table:style-name="Table4.A2" office:value-type="string">
            <text:p text:style-name="P9"/>
          </table:table-cell>
          <table:table-cell table:style-name="Table4.D2" office:value-type="string">
            <text:p text:style-name="P23"/>
          </table:table-cell>
        </table:table-row>
      </table:table>
      <text:p text:style-name="P9"/>
      <text:p text:style-name="P9">Primary Key: Data_Object_Id</text:p>
      <text:p text:style-name="P9">Foreign Key: Creator_Id =&gt; users.user_id</text:p>
      <text:p text:style-name="P9">Foreign Key: Owner_Id =&gt; users.user_id</text:p>
      <text:p text:style-name="P9">Foreign Key: Parent_Data_Object_Id =&gt; data_objects.Data_Object_Id</text:p>
      <text:p text:style-name="P9">Foreign Key: Linked_Data_Object_Id =&gt; data_objects.Data_Object_Id<text:line-break/></text:p>
      <text:p text:style-name="P1">Полетата “Is_Deleted” и “Parent_Data_Object_Id” активно участват в SELECT-а на обектите които представляват. Целта на <text:s/>Parent_Data_Object_Id е да създаде виртуализация на обектите, чрез което да позволи системата да обслужва повече от една фирма, а всяка фирма да мисли, че програмата обслужва само нея.</text:p>
      <text:p text:style-name="P1">Нека имаме много складове и много фирми. Как да разберем кой склад на коя фирма е? Това лесно ще стане с дървовидната структура на DataObject. В същото време един потребител трябва да има малки права когато е избрал чужд склад, повече права когато е избрал собствен склад и ограничени права когато е избрал склад от неговата фирма, но от чужд офис. Всичко това става много лесно с дървовидната структура и фирмената иерархия. Всяка фирма може да има собствена фирмена иерархия. Ние ще направим първоначални шаблони за фирмена иерархия, които след това ще могат да се променят от потребителите.</text:p>
      <text:p text:style-name="P1">Поради горното се налага всеки обект да съдържа в себе си допълнително поле Parent_Id. По този начин се постига уникалност на всяка таблица за едни и същи имена на различни потребители, чрез използването на съставен ключ чието първо поле винаги е Parent_Id. Например ако фирма А има продукт с иникално име “Печка” и фирма Б има продукт със същото име което обаче е друга печка, то уникалността в случая е гарантирана от Parent_Id.</text:p>
      <text:p text:style-name="P1"/>
      <text:p text:style-name="P9"/>
      <text:h text:style-name="Heading_20_2" text:outline-level="2">Data_Object_Typ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Field</text:p>
          </table:table-cell>
          <table:table-cell table:style-name="Table5.A1" office:value-type="string">
            <text:p text:style-name="P24">Data Type</text:p>
          </table:table-cell>
          <table:table-cell table:style-name="Table5.A1" office:value-type="string">
            <text:p text:style-name="P4">Allow Null</text:p>
          </table:table-cell>
          <table:table-cell table:style-name="Table5.D1" office:value-type="string">
            <text:p text:style-name="P24">Description</text:p>
          </table:table-cell>
        </table:table-row>
        <table:table-row>
          <table:table-cell table:style-name="Table5.A2" office:value-type="string">
            <text:p text:style-name="P9">Data_Object_Type_Id</text:p>
          </table:table-cell>
          <table:table-cell table:style-name="Table5.A2" office:value-type="string">
            <text:p text:style-name="P23">int</text:p>
          </table:table-cell>
          <table:table-cell table:style-name="Table5.A2" office:value-type="string">
            <text:p text:style-name="P9">NOT NULL</text:p>
          </table:table-cell>
          <table:table-cell table:style-name="Table5.D2" office:value-type="string">
            <text:p text:style-name="P23"/>
          </table:table-cell>
        </table:table-row>
        <table:table-row>
          <table:table-cell table:style-name="Table5.A2" office:value-type="string">
            <text:p text:style-name="P9">Data_Object_Type</text:p>
          </table:table-cell>
          <table:table-cell table:style-name="Table5.A2" office:value-type="string">
            <text:p text:style-name="P23">varchar(255)</text:p>
          </table:table-cell>
          <table:table-cell table:style-name="Table5.A2" office:value-type="string">
            <text:p text:style-name="P9">NOT NULL</text:p>
          </table:table-cell>
          <table:table-cell table:style-name="Table5.D2" office:value-type="string">
            <text:p text:style-name="P23">В най-честия случай тази стойност ще е еквивалентна на пълното име на класа на Java обекта който се съхранява</text:p>
          </table:table-cell>
        </table:table-row>
        <table:table-row>
          <table:table-cell table:style-name="Table5.A2" office:value-type="string">
            <text:p text:style-name="P9">Notes</text:p>
          </table:table-cell>
          <table:table-cell table:style-name="Table5.A2" office:value-type="string">
            <text:p text:style-name="P23">Text</text:p>
          </table:table-cell>
          <table:table-cell table:style-name="Table5.A2" office:value-type="string">
            <text:p text:style-name="P9"/>
          </table:table-cell>
          <table:table-cell table:style-name="Table5.D2" office:value-type="string">
            <text:p text:style-name="P23"/>
          </table:table-cell>
        </table:table-row>
        <table:table-row>
          <table:table-cell table:style-name="Table5.A2" office:value-type="string">
            <text:p text:style-name="P9">Small_Image_URI</text:p>
          </table:table-cell>
          <table:table-cell table:style-name="Table5.A2" office:value-type="string">
            <text:p text:style-name="P23">VarChar(1K)</text:p>
          </table:table-cell>
          <table:table-cell table:style-name="Table5.A2" office:value-type="string">
            <text:p text:style-name="P9"/>
          </table:table-cell>
          <table:table-cell table:style-name="Table5.D2" office:value-type="string">
            <text:p text:style-name="P23"/>
          </table:table-cell>
        </table:table-row>
        <table:table-row>
          <table:table-cell table:style-name="Table5.A2" office:value-type="string">
            <text:p text:style-name="P9">Small_Image</text:p>
          </table:table-cell>
          <table:table-cell table:style-name="Table5.A2" office:value-type="string">
            <text:p text:style-name="P23">VarBinary(4K)</text:p>
          </table:table-cell>
          <table:table-cell table:style-name="Table5.A2" office:value-type="string">
            <text:p text:style-name="P9"/>
          </table:table-cell>
          <table:table-cell table:style-name="Table5.D2" office:value-type="string">
            <text:p text:style-name="P23"/>
          </table:table-cell>
        </table:table-row>
        <table:table-row>
          <table:table-cell table:style-name="Table5.A2" office:value-type="string">
            <text:p text:style-name="P9">Medium_Image_URI</text:p>
          </table:table-cell>
          <table:table-cell table:style-name="Table5.A2" office:value-type="string">
            <text:p text:style-name="P23">VarChar(1K)</text:p>
          </table:table-cell>
          <table:table-cell table:style-name="Table5.A2" office:value-type="string">
            <text:p text:style-name="P9"/>
          </table:table-cell>
          <table:table-cell table:style-name="Table5.D2" office:value-type="string">
            <text:p text:style-name="P23"/>
          </table:table-cell>
        </table:table-row>
        <table:table-row>
          <table:table-cell table:style-name="Table5.A2" office:value-type="string">
            <text:p text:style-name="P9">Medium_Image</text:p>
          </table:table-cell>
          <table:table-cell table:style-name="Table5.A2" office:value-type="string">
            <text:p text:style-name="P23">VarBinary(64K) </text:p>
          </table:table-cell>
          <table:table-cell table:style-name="Table5.A2" office:value-type="string">
            <text:p text:style-name="P9"/>
          </table:table-cell>
          <table:table-cell table:style-name="Table5.D2" office:value-type="string">
            <text:p text:style-name="P23"/>
          </table:table-cell>
        </table:table-row>
      </table:table>
      <text:p text:style-name="P9"/>
      <text:p text:style-name="P9">Primary Key: Data_Object_Type_Id</text:p>
      <text:p text:style-name="P9"/>
      <text:p text:style-name="P1"><text:soft-page-break/></text:p>
      <text:h text:style-name="Heading_20_2" text:outline-level="2">Data Object Alteration History (do_alteration_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Field</text:p>
          </table:table-cell>
          <table:table-cell table:style-name="Table6.A1" office:value-type="string">
            <text:p text:style-name="P24">Data Type</text:p>
          </table:table-cell>
          <table:table-cell table:style-name="Table6.A1" office:value-type="string">
            <text:p text:style-name="P4">Allow Null</text:p>
          </table:table-cell>
          <table:table-cell table:style-name="Table6.D1" office:value-type="string">
            <text:p text:style-name="P24">Description</text:p>
          </table:table-cell>
        </table:table-row>
        <table:table-row>
          <table:table-cell table:style-name="Table6.A2" office:value-type="string">
            <text:p text:style-name="P9">Data_Object_Id</text:p>
          </table:table-cell>
          <table:table-cell table:style-name="Table6.A2" office:value-type="string">
            <text:p text:style-name="P23">numeric(18)</text:p>
          </table:table-cell>
          <table:table-cell table:style-name="Table6.A2" office:value-type="string">
            <text:p text:style-name="P9">NOT NULL</text:p>
          </table:table-cell>
          <table:table-cell table:style-name="Table6.D2" office:value-type="string">
            <text:p text:style-name="P23"/>
          </table:table-cell>
        </table:table-row>
        <table:table-row>
          <table:table-cell table:style-name="Table6.A2" office:value-type="string">
            <text:p text:style-name="P9">Version</text:p>
          </table:table-cell>
          <table:table-cell table:style-name="Table6.A2" office:value-type="string">
            <text:p text:style-name="P23">int</text:p>
          </table:table-cell>
          <table:table-cell table:style-name="Table6.A2" office:value-type="string">
            <text:p text:style-name="P9">NOT NULL</text:p>
          </table:table-cell>
          <table:table-cell table:style-name="Table6.D2" office:value-type="string">
            <text:p text:style-name="P23"/>
          </table:table-cell>
        </table:table-row>
        <table:table-row>
          <table:table-cell table:style-name="Table6.A2" office:value-type="string">
            <text:p text:style-name="P9">Event_Type</text:p>
          </table:table-cell>
          <table:table-cell table:style-name="Table6.A2" office:value-type="string">
            <text:p text:style-name="P23">char(2)</text:p>
          </table:table-cell>
          <table:table-cell table:style-name="Table6.A2" office:value-type="string">
            <text:p text:style-name="P9">NOT NULL</text:p>
          </table:table-cell>
          <table:table-cell table:style-name="Table6.D2" office:value-type="string">
            <text:p text:style-name="P9">M - Modify, D - Delete, U - Undelete</text:p>
          </table:table-cell>
        </table:table-row>
        <table:table-row>
          <table:table-cell table:style-name="Table6.A2" office:value-type="string">
            <text:p text:style-name="P9">Operator_Id</text:p>
          </table:table-cell>
          <table:table-cell table:style-name="Table6.A2" office:value-type="string">
            <text:p text:style-name="P23">int</text:p>
          </table:table-cell>
          <table:table-cell table:style-name="Table6.A2" office:value-type="string">
            <text:p text:style-name="P9">NOT NULL</text:p>
          </table:table-cell>
          <table:table-cell table:style-name="Table6.D2" office:value-type="string">
            <text:p text:style-name="P23"/>
          </table:table-cell>
        </table:table-row>
        <table:table-row>
          <table:table-cell table:style-name="Table6.A2" office:value-type="string">
            <text:p text:style-name="P9">Event_Time</text:p>
          </table:table-cell>
          <table:table-cell table:style-name="Table6.A2" office:value-type="string">
            <text:p text:style-name="P9">timestamp</text:p>
          </table:table-cell>
          <table:table-cell table:style-name="Table6.A2" office:value-type="string">
            <text:p text:style-name="P9">NOT NULL</text:p>
          </table:table-cell>
          <table:table-cell table:style-name="Table6.D2" office:value-type="string">
            <text:p text:style-name="P23"/>
          </table:table-cell>
        </table:table-row>
        <table:table-row>
          <table:table-cell table:style-name="Table6.A2" office:value-type="string">
            <text:p text:style-name="P9">Data_Object_Value</text:p>
          </table:table-cell>
          <table:table-cell table:style-name="Table6.A2" office:value-type="string">
            <text:p text:style-name="P23">blob</text:p>
          </table:table-cell>
          <table:table-cell table:style-name="Table6.A2" office:value-type="string">
            <text:p text:style-name="P9"/>
          </table:table-cell>
          <table:table-cell table:style-name="Table6.D2" office:value-type="string">
            <text:p text:style-name="P23"/>
          </table:table-cell>
        </table:table-row>
      </table:table>
      <text:p text:style-name="P9"/>
      <text:p text:style-name="P9">Primary Key: <text:s/>Data_Object_Id, Version</text:p>
      <text:p text:style-name="P9">Foreign Key: Data_Object_Id =&gt; <text:s/>data_objects.Data_Object_Id</text:p>
      <text:p text:style-name="P9"/>
      <text:p text:style-name="P1"/>
      <text:h text:style-name="Heading_20_2" text:outline-level="2">Products</text:h>
      <text:p text:style-name="P21">Продуктите могат да са два вида: Simple и Complex. По подразбиране един продукт е Прост.</text:p>
      <text:p text:style-name="P21">Комплексният продукт може да се състои от един или повече прости и комплексни продукти. В <text:s/>Продуктовата листа и Склада не може да има комплексни продукти. Те съществуват само в офертите, про-форма фактурите и фактурите. Комплексния продукт се създава автоматично след стартирането на алгоритъм за окомплектоване. Например алгоритъм за конфигуриране на Intel Server може да създаде в една оферта няколко комплексни продукта и т.н. Самия краен резултат ще е комплексен продукт който ще съдържа други продукти със съответните им количества и цени според случая (потребителски изисквания, отстъпки и т.н.).</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Field</text:p>
          </table:table-cell>
          <table:table-cell table:style-name="Table7.A1" office:value-type="string">
            <text:p text:style-name="P24">Data Type</text:p>
          </table:table-cell>
          <table:table-cell table:style-name="Table7.A1" office:value-type="string">
            <text:p text:style-name="P4">Allow Null</text:p>
          </table:table-cell>
          <table:table-cell table:style-name="Table7.D1" office:value-type="string">
            <text:p text:style-name="P24">Description</text:p>
          </table:table-cell>
        </table:table-row>
        <table:table-row>
          <table:table-cell table:style-name="Table7.A2" office:value-type="string">
            <text:p text:style-name="P9">product_id</text:p>
          </table:table-cell>
          <table:table-cell table:style-name="Table7.A2" office:value-type="string">
            <text:p text:style-name="P23">Numeric(18)</text:p>
          </table:table-cell>
          <table:table-cell table:style-name="Table7.A2" office:value-type="string">
            <text:p text:style-name="P9">NOT NULL</text:p>
          </table:table-cell>
          <table:table-cell table:style-name="Table7.D2" office:value-type="string">
            <text:p text:style-name="P23"/>
          </table:table-cell>
        </table:table-row>
        <table:table-row>
          <table:table-cell table:style-name="Table7.A2" office:value-type="string">
            <text:p text:style-name="P9">parent_id</text:p>
          </table:table-cell>
          <table:table-cell table:style-name="Table7.A2" office:value-type="string">
            <text:p text:style-name="P23">Numeric(18)</text:p>
          </table:table-cell>
          <table:table-cell table:style-name="Table7.A2" office:value-type="string">
            <text:p text:style-name="P9"/>
          </table:table-cell>
          <table:table-cell table:style-name="Table7.D2" office:value-type="string">
            <text:p text:style-name="P23"/>
          </table:table-cell>
        </table:table-row>
        <table:table-row>
          <table:table-cell table:style-name="Table7.A2" office:value-type="string">
            <text:p text:style-name="P9">category_id</text:p>
          </table:table-cell>
          <table:table-cell table:style-name="Table7.A2" office:value-type="string">
            <text:p text:style-name="P23">Numeric(18)</text:p>
          </table:table-cell>
          <table:table-cell table:style-name="Table7.A2" office:value-type="string">
            <text:p text:style-name="P9">NOT NULL</text:p>
          </table:table-cell>
          <table:table-cell table:style-name="Table7.D2" office:value-type="string">
            <text:p text:style-name="P23"/>
          </table:table-cell>
        </table:table-row>
        <table:table-row>
          <table:table-cell table:style-name="Table7.A2" office:value-type="string">
            <text:p text:style-name="P9">product_name</text:p>
          </table:table-cell>
          <table:table-cell table:style-name="Table7.A2" office:value-type="string">
            <text:p text:style-name="P9">varchar(100)</text:p>
          </table:table-cell>
          <table:table-cell table:style-name="Table7.A2" office:value-type="string">
            <text:p text:style-name="P9">NOT NULL</text:p>
          </table:table-cell>
          <table:table-cell table:style-name="Table7.D2" office:value-type="string">
            <text:p text:style-name="P9">Name of the product</text:p>
          </table:table-cell>
        </table:table-row>
        <table:table-row>
          <table:table-cell table:style-name="Table7.A2" office:value-type="string">
            <text:p text:style-name="P9">product_code</text:p>
          </table:table-cell>
          <table:table-cell table:style-name="Table7.A2" office:value-type="string">
            <text:p text:style-name="P9">varchar(50)</text:p>
          </table:table-cell>
          <table:table-cell table:style-name="Table7.A2" office:value-type="string">
            <text:p text:style-name="P9">NOT NULL</text:p>
          </table:table-cell>
          <table:table-cell table:style-name="Table7.D2" office:value-type="string">
            <text:p text:style-name="P9">Unique product identification code</text:p>
          </table:table-cell>
        </table:table-row>
        <table:table-row>
          <table:table-cell table:style-name="Table7.A2" office:value-type="string">
            <text:p text:style-name="P9">measure_unit_id</text:p>
          </table:table-cell>
          <table:table-cell table:style-name="Table7.A2" office:value-type="string">
            <text:p text:style-name="P23">Int</text:p>
          </table:table-cell>
          <table:table-cell table:style-name="Table7.A2" office:value-type="string">
            <text:p text:style-name="P9">NOT NULL</text:p>
          </table:table-cell>
          <table:table-cell table:style-name="Table7.D2" office:value-type="string">
            <text:p text:style-name="P9">Measure_Units table</text:p>
          </table:table-cell>
        </table:table-row>
        <table:table-row>
          <table:table-cell table:style-name="Table7.A2" office:value-type="string">
            <text:p text:style-name="P1">is_complex</text:p>
          </table:table-cell>
          <table:table-cell table:style-name="Table7.A2" office:value-type="string">
            <text:p text:style-name="P23">Boolean</text:p>
          </table:table-cell>
          <table:table-cell table:style-name="Table7.A2" office:value-type="string">
            <text:p text:style-name="P9">NOT NULL</text:p>
          </table:table-cell>
          <table:table-cell table:style-name="Table7.D2" office:value-type="string">
            <text:p text:style-name="P1">0 = Simple product; 1 = Complex product which consists one or more simple or/and complex products</text:p>
          </table:table-cell>
        </table:table-row>
        <table:table-row>
          <table:table-cell table:style-name="Table7.A2" office:value-type="string">
            <text:p text:style-name="P1">is_purchased</text:p>
          </table:table-cell>
          <table:table-cell table:style-name="Table7.A2" office:value-type="string">
            <text:p text:style-name="P23">Boolean</text:p>
          </table:table-cell>
          <table:table-cell table:style-name="Table7.A2" office:value-type="string">
            <text:p text:style-name="P9">NOT NULL</text:p>
          </table:table-cell>
          <table:table-cell table:style-name="Table7.D2" office:value-type="string">
            <text:p text:style-name="P1">0 = Product is purchased; 1 = Product is manufactured in-house</text:p>
          </table:table-cell>
        </table:table-row>
        <table:table-row>
          <table:table-cell table:style-name="Table7.A2" office:value-type="string">
            <text:p text:style-name="P1">is_salable</text:p>
          </table:table-cell>
          <table:table-cell table:style-name="Table7.A2" office:value-type="string">
            <text:p text:style-name="P23">Boolean</text:p>
          </table:table-cell>
          <table:table-cell table:style-name="Table7.A2" office:value-type="string">
            <text:p text:style-name="P9">NOT NULL</text:p>
          </table:table-cell>
          <table:table-cell table:style-name="Table7.D2" office:value-type="string">
            <text:p text:style-name="P1">0 = Product is not a salable item; 1 = Product is salable</text:p>
          </table:table-cell>
        </table:table-row>
        <table:table-row>
          <table:table-cell table:style-name="Table7.A2" office:value-type="string">
            <text:p text:style-name="P1">is_obsolete</text:p>
          </table:table-cell>
          <table:table-cell table:style-name="Table7.A2" office:value-type="string">
            <text:p text:style-name="P23">Boolean</text:p>
          </table:table-cell>
          <table:table-cell table:style-name="Table7.A2" office:value-type="string">
            <text:p text:style-name="P9">NOT NULL</text:p>
          </table:table-cell>
          <table:table-cell table:style-name="Table7.D2" office:value-type="string">
            <text:p text:style-name="P1">Продукта е вън от употреба</text:p>
          </table:table-cell>
        </table:table-row>
        <text:soft-page-break/>
        <table:table-row>
          <table:table-cell table:style-name="Table7.A2" office:value-type="string">
            <text:p text:style-name="P1">pattern_mask_format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Дали да бъде използвана маска по подразбиране за каталожния номер на продукта. Маската на кат. номер е виртуална, реално в базата кат. номер е записан без маска и тя само се визуализира.</text:p>
            <text:p text:style-name="P1">Ако това поле е празно се проверява за маска в категорията на продукта</text:p>
            <text:p text:style-name="P1">javax.swing.text.MaskFormatter</text:p>
          </table:table-cell>
        </table:table-row>
        <table:table-row>
          <table:table-cell table:style-name="Table7.A2" office:value-type="string">
            <text:p text:style-name="P1">product_color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Product Colors table</text:p>
          </table:table-cell>
        </table:table-row>
        <table:table-row>
          <table:table-cell table:style-name="Table7.A2" office:value-type="string">
            <text:p text:style-name="P1">minimum_quantity</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Default '1.0000'; <text:s/>Minimum inventory quantity</text:p>
          </table:table-cell>
        </table:table-row>
        <table:table-row>
          <table:table-cell table:style-name="Table7.A2" office:value-type="string">
            <text:p text:style-name="P1">maximum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default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purchas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purchase/ordering price of the product. Това е цената за закупуване на стоката от доставчика.</text:p>
          </table:table-cell>
        </table:table-row>
        <table:table-row>
          <table:table-cell table:style-name="Table7.A2" office:value-type="string">
            <text:p text:style-name="P1">sal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7.A2" office:value-type="string">
            <text:p text:style-name="P1">list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Official selling price. Това е официалната цена обявена от производителя на стоката.</text:p>
          </table:table-cell>
        </table:table-row>
        <table:table-row>
          <table:table-cell table:style-name="Table7.A2" office:value-type="string">
            <text:p text:style-name="P1">quantity_per_package</text:p>
          </table:table-cell>
          <table:table-cell table:style-name="Table7.A2" office:value-type="string">
            <text:p text:style-name="P1">int</text:p>
          </table:table-cell>
          <table:table-cell table:style-name="Table7.A2" office:value-type="string">
            <text:p text:style-name="P1">NOT NULL</text:p>
          </table:table-cell>
          <table:table-cell table:style-name="Table7.D2" office:value-type="string">
            <text:p text:style-name="P1">Default '1'</text:p>
          </table:table-cell>
        </table:table-row>
        <table:table-row>
          <table:table-cell table:style-name="Table7.A2" office:value-type="string">
            <text:p text:style-name="P9">dimension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Dimension_Units table</text:p>
          </table:table-cell>
        </table:table-row>
        <table:table-row>
          <table:table-cell table:style-name="Table7.A2" office:value-type="string">
            <text:p text:style-name="P9">dimension_wid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width dimension in cm</text:p>
          </table:table-cell>
        </table:table-row>
        <table:table-row>
          <table:table-cell table:style-name="Table7.A2" office:value-type="string">
            <text:p text:style-name="P1">Dimension_leng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length dimension in cm</text:p>
          </table:table-cell>
        </table:table-row>
        <table:table-row>
          <table:table-cell table:style-name="Table7.A2" office:value-type="string">
            <text:p text:style-name="P1">dimension_height</text:p>
          </table:table-cell>
          <table:table-cell table:style-name="Table7.A2" office:value-type="string">
            <text:p text:style-name="P1">decimal(7,2)</text:p>
          </table:table-cell>
          <table:table-cell table:style-name="Table7.A2" office:value-type="string">
            <text:p text:style-name="P1"/>
          </table:table-cell>
          <table:table-cell table:style-name="Table7.D2" office:value-type="string">
            <text:p text:style-name="P1">The product height dimension in cm</text:p>
          </table:table-cell>
        </table:table-row>
        <table:table-row>
          <table:table-cell table:style-name="Table7.A2" office:value-type="string">
            <text:p text:style-name="P9">weight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Weight_Units table</text:p>
          </table:table-cell>
        </table:table-row>
        <table:table-row>
          <table:table-cell table:style-name="Table7.A2" office:value-type="string">
            <text:p text:style-name="P9">weight</text:p>
          </table:table-cell>
          <table:table-cell table:style-name="Table7.A2" office:value-type="string">
            <text:p text:style-name="P9">decimal(13,3)</text:p>
          </table:table-cell>
          <table:table-cell table:style-name="Table7.A2" office:value-type="string">
            <text:p text:style-name="P1"/>
          </table:table-cell>
          <table:table-cell table:style-name="Table7.D2" office:value-type="string">
            <text:p text:style-name="P9">The product weight in grams</text:p>
          </table:table-cell>
        </table:table-row>
        <table:table-row>
          <table:table-cell table:style-name="Table7.A2" office:value-type="string">
            <text:p text:style-name="P1">delivery_time</text:p>
          </table:table-cell>
          <table:table-cell table:style-name="Table7.A2" office:value-type="string">
            <text:p text:style-name="P9">int</text:p>
          </table:table-cell>
          <table:table-cell table:style-name="Table7.A2" office:value-type="string">
            <text:p text:style-name="P1"/>
          </table:table-cell>
          <table:table-cell table:style-name="Table7.D2" office:value-type="string">
            <text:p text:style-name="P9">Number of days required to manufacture/delivery the product</text:p>
          </table:table-cell>
        </table:table-row>
        <table:table-row>
          <table:table-cell table:style-name="Table7.A2" office:value-type="string">
            <text:p text:style-name="P9">description</text:p>
          </table:table-cell>
          <table:table-cell table:style-name="Table7.A2" office:value-type="string">
            <text:p text:style-name="P9">Text</text:p>
          </table:table-cell>
          <table:table-cell table:style-name="Table7.A2" office:value-type="string">
            <text:p text:style-name="P1"/>
          </table:table-cell>
          <table:table-cell table:style-name="Table7.D2" office:value-type="string">
            <text:p text:style-name="P9"/>
          </table:table-cell>
        </table:table-row>
        <table:table-row>
          <table:table-cell table:style-name="Table7.A2" office:value-type="string">
            <text:p text:style-name="P9">producer_id</text:p>
          </table:table-cell>
          <table:table-cell table:style-name="Table7.A2" office:value-type="string">
            <text:p text:style-name="P23">Numeric(18)</text:p>
          </table:table-cell>
          <table:table-cell table:style-name="Table7.A2" office:value-type="string">
            <text:p text:style-name="P1"/>
          </table:table-cell>
          <table:table-cell table:style-name="Table7.D2" office:value-type="string">
            <text:p text:style-name="P9"/>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text:soft-page-break/></text:p>
      <text:p text:style-name="P9">Foreign Key: Measure_Unit_Id =&gt; ???</text:p>
      <text:p text:style-name="P9">Foreign Key: Dimension_Unit_Id =&gt; ???</text:p>
      <text:p text:style-name="P9">Foreign Key: Weight_Unit_Id =&gt; ???</text:p>
      <text:p text:style-name="P1">Понеже ще има доста таблици с еднаква структура (Dimension_Units, Measure_Units, Weight_Units и т.н.) може да се помисли в обединяването им в една таблица с още едно поле за разграничител на типа (Dimension_Units, Measure_Units, Weight_Units и т.н.). </text:p>
      <text:p text:style-name="P9"/>
      <text:p text:style-name="P9">Unique Key: Parent_Id, Product_Number</text:p>
      <text:p text:style-name="P9"/>
      <text:p text:style-name="P9">Index: Parent_Id, Product_Name</text:p>
      <text:p text:style-name="P9">Index: Parent_Id, Category_Id, Product_Number</text:p>
      <text:p text:style-name="P9">Index: Parent_Id, Category_Id, Product_Name</text:p>
      <text:p text:style-name="P1"/>
      <text:p text:style-name="P1"/>
      <text:h text:style-name="Heading_20_2" text:outline-level="2">Product Categories (product_categories)</text:h>
      <text:p text:style-name="P21">Характерното за категориите е, че те могат дървовидно да се разклоняват и по този начин да се образува една много детайлна категоризация на продуктите.</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Field</text:p>
          </table:table-cell>
          <table:table-cell table:style-name="Table13.A1" office:value-type="string">
            <text:p text:style-name="P24">Data Type</text:p>
          </table:table-cell>
          <table:table-cell table:style-name="Table13.A1" office:value-type="string">
            <text:p text:style-name="P4">Allow Null</text:p>
          </table:table-cell>
          <table:table-cell table:style-name="Table13.D1" office:value-type="string">
            <text:p text:style-name="P24">Description</text:p>
          </table:table-cell>
        </table:table-row>
        <table:table-row>
          <table:table-cell table:style-name="Table13.A2" office:value-type="string">
            <text:p text:style-name="P9">product_category_id</text:p>
          </table:table-cell>
          <table:table-cell table:style-name="Table13.A2" office:value-type="string">
            <text:p text:style-name="P23">Numeric(18)</text:p>
          </table:table-cell>
          <table:table-cell table:style-name="Table13.A2" office:value-type="string">
            <text:p text:style-name="P9">NOT NULL</text:p>
          </table:table-cell>
          <table:table-cell table:style-name="Table13.D2" office:value-type="string">
            <text:p text:style-name="P23"/>
          </table:table-cell>
        </table:table-row>
        <table:table-row>
          <table:table-cell table:style-name="Table13.A2" office:value-type="string">
            <text:p text:style-name="P9">parent_id</text:p>
          </table:table-cell>
          <table:table-cell table:style-name="Table13.A2" office:value-type="string">
            <text:p text:style-name="P23">Numeric(18)</text:p>
          </table:table-cell>
          <table:table-cell table:style-name="Table13.A2" office:value-type="string">
            <text:p text:style-name="P9"/>
          </table:table-cell>
          <table:table-cell table:style-name="Table13.D2" office:value-type="string">
            <text:p text:style-name="P23"/>
          </table:table-cell>
        </table:table-row>
        <table:table-row>
          <table:table-cell table:style-name="Table13.A2" office:value-type="string">
            <text:p text:style-name="P9">category_name</text:p>
          </table:table-cell>
          <table:table-cell table:style-name="Table13.A2" office:value-type="string">
            <text:p text:style-name="P9">varchar(100)</text:p>
          </table:table-cell>
          <table:table-cell table:style-name="Table13.A2" office:value-type="string">
            <text:p text:style-name="P9">NOT NULL</text:p>
          </table:table-cell>
          <table:table-cell table:style-name="Table13.D2" office:value-type="string">
            <text:p text:style-name="P9">The name of category</text:p>
          </table:table-cell>
        </table:table-row>
        <table:table-row>
          <table:table-cell table:style-name="Table13.A2" office:value-type="string">
            <text:p text:style-name="P1">pattern_mask_format_id</text:p>
          </table:table-cell>
          <table:table-cell table:style-name="Table13.A2" office:value-type="string">
            <text:p text:style-name="P1">int</text:p>
          </table:table-cell>
          <table:table-cell table:style-name="Table13.A2" office:value-type="string">
            <text:p text:style-name="P9"/>
          </table:table-cell>
          <table:table-cell table:style-name="Table13.D2" office:value-type="string">
            <text:p text:style-name="P1">javax.swing.text.MaskFormatter</text:p>
          </table:table-cell>
        </table:table-row>
        <table:table-row>
          <table:table-cell table:style-name="Table13.A2" office:value-type="string">
            <text:p text:style-name="P9">description</text:p>
          </table:table-cell>
          <table:table-cell table:style-name="Table13.A2" office:value-type="string">
            <text:p text:style-name="P9">Text</text:p>
          </table:table-cell>
          <table:table-cell table:style-name="Table13.A2" office:value-type="string">
            <text:p text:style-name="P1"/>
          </table:table-cell>
          <table:table-cell table:style-name="Table13.D2" office:value-type="string">
            <text:p text:style-name="P9"/>
          </table:table-cell>
        </table:table-row>
      </table:table>
      <text:p text:style-name="P1"/>
      <text:p text:style-name="P9">Primary Key: Product_Category_Id</text:p>
      <text:p text:style-name="P9"/>
      <text:p text:style-name="P9">Foreign Key: Product_Category_Id =&gt; data_objects.Data_Object_Id</text:p>
      <text:p text:style-name="P9">Foreign Key: Parent_Id =&gt; data_objects.Parent_Data_Object_Id</text:p>
      <text:p text:style-name="P9"/>
      <text:p text:style-name="P9">Unique Key: Parent_Id, Category_Name</text:p>
      <text:p text:style-name="P9"/>
      <text:p text:style-name="P9"/>
      <text:h text:style-name="Heading_20_2" text:outline-level="2">Product Suppliers (product_suppliers)</text:h>
      <text:p text:style-name="P21">Продукт на даден производител може да бъде доставен от различни доставчици или от самия доставчик.</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Field</text:p>
          </table:table-cell>
          <table:table-cell table:style-name="Table14.A1" office:value-type="string">
            <text:p text:style-name="P24">Data Type</text:p>
          </table:table-cell>
          <table:table-cell table:style-name="Table14.A1" office:value-type="string">
            <text:p text:style-name="P4">Allow Null</text:p>
          </table:table-cell>
          <table:table-cell table:style-name="Table14.D1" office:value-type="string">
            <text:p text:style-name="P24">Description</text:p>
          </table:table-cell>
        </table:table-row>
        <table:table-row>
          <table:table-cell table:style-name="Table14.A2" office:value-type="string">
            <text:p text:style-name="P9">product_id</text:p>
          </table:table-cell>
          <table:table-cell table:style-name="Table14.A2" office:value-type="string">
            <text:p text:style-name="P23">Numeric(18)</text:p>
          </table:table-cell>
          <table:table-cell table:style-name="Table14.A2" office:value-type="string">
            <text:p text:style-name="P9">NOT NULL</text:p>
          </table:table-cell>
          <table:table-cell table:style-name="Table14.D2" office:value-type="string">
            <text:p text:style-name="P23"/>
          </table:table-cell>
        </table:table-row>
        <table:table-row>
          <table:table-cell table:style-name="Table14.A2" office:value-type="string">
            <text:p text:style-name="P9">supplier_id</text:p>
          </table:table-cell>
          <table:table-cell table:style-name="Table14.A2" office:value-type="string">
            <text:p text:style-name="P23">Numeric(18)</text:p>
          </table:table-cell>
          <table:table-cell table:style-name="Table14.A2" office:value-type="string">
            <text:p text:style-name="P9">NOT NULL</text:p>
          </table:table-cell>
          <table:table-cell table:style-name="Table14.D2" office:value-type="string">
            <text:p text:style-name="P23"/>
          </table:table-cell>
        </table:table-row>
        <table:table-row>
          <table:table-cell table:style-name="Table14.A2" office:value-type="string">
            <text:p text:style-name="P9">description</text:p>
          </table:table-cell>
          <table:table-cell table:style-name="Table14.A2" office:value-type="string">
            <text:p text:style-name="P9">Text</text:p>
          </table:table-cell>
          <table:table-cell table:style-name="Table14.A2" office:value-type="string">
            <text:p text:style-name="P1"/>
          </table:table-cell>
          <table:table-cell table:style-name="Table14.D2" office:value-type="string">
            <text:p text:style-name="P9"/>
          </table:table-cell>
        </table:table-row>
      </table:table>
      <text:p text:style-name="P1"/>
      <text:p text:style-name="P9"><text:soft-page-break/>Primary Key: Product _Id, Supplier_Id</text:p>
      <text:p text:style-name="P9"/>
      <text:p text:style-name="P9">Foreign Key: Product_Id =&gt; data_objects.Data_Object_Id</text:p>
      <text:p text:style-name="P9">Foreign Key: Supplier_Id =&gt; data_objects.Data_Object_Id</text:p>
      <text:p text:style-name="P9"/>
      <text:p text:style-name="P9">Index: Supplier_Id, Product _Id</text:p>
      <text:p text:style-name="P9"/>
      <text:h text:style-name="Heading_20_2" text:outline-level="2">Classifiers</text:h>
      <text:p text:style-name="P1">Целта на класификатора е да класифицира различни обекти за по-лесно търсене. Те биват два вида. Вградени и потребителски. Вградените се използват от програмата, не могат да се изтриват и техния код не може да се променя. Например когато някой модул от програмата се нуждае да вземе списъка с клиенти, доставчици, банки, полицейски управления и т.н. избира всички обекти които са класифицирани с дадени код на класификатор.</text:p>
      <text:p text:style-name="P1">Класификаторите се групират в групи, като групата за вградените класификатори се казва “System” и всички членове на тази група не могат да изтривани от потребителя. Потребителя може само да променя името и описанието на тези класификатори. Потребителя не може да създава системни (вградени) класификатори. Първоначално за всеки един потребител се създават служебните класификатори.</text:p>
      <text:p text:style-name="P1">На практика всеки един обект който е свързан с Data_Objects може да бъде класифициран.</text:p>
      <text:p text:style-name="P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Field</text:p>
          </table:table-cell>
          <table:table-cell table:style-name="Table16.A1" office:value-type="string">
            <text:p text:style-name="P24">Data Type</text:p>
          </table:table-cell>
          <table:table-cell table:style-name="Table16.A1" office:value-type="string">
            <text:p text:style-name="P4">Allow Null</text:p>
          </table:table-cell>
          <table:table-cell table:style-name="Table16.D1" office:value-type="string">
            <text:p text:style-name="P24">Description</text:p>
          </table:table-cell>
        </table:table-row>
        <table:table-row>
          <table:table-cell table:style-name="Table16.A2" office:value-type="string">
            <text:p text:style-name="P9">Classifier_Id</text:p>
          </table:table-cell>
          <table:table-cell table:style-name="Table16.A2" office:value-type="string">
            <text:p text:style-name="P23">Numeric(18)</text:p>
          </table:table-cell>
          <table:table-cell table:style-name="Table16.A2" office:value-type="string">
            <text:p text:style-name="P9">NOT NULL</text:p>
          </table:table-cell>
          <table:table-cell table:style-name="Table16.D2" office:value-type="string">
            <text:p text:style-name="P23"/>
          </table:table-cell>
        </table:table-row>
        <table:table-row>
          <table:table-cell table:style-name="Table16.A2" office:value-type="string">
            <text:p text:style-name="P9">Parent_Id</text:p>
          </table:table-cell>
          <table:table-cell table:style-name="Table16.A2" office:value-type="string">
            <text:p text:style-name="P23">Numeric(18)</text:p>
          </table:table-cell>
          <table:table-cell table:style-name="Table16.A2" office:value-type="string">
            <text:p text:style-name="P9"/>
          </table:table-cell>
          <table:table-cell table:style-name="Table16.D2" office:value-type="string">
            <text:p text:style-name="P23"/>
          </table:table-cell>
        </table:table-row>
        <table:table-row>
          <table:table-cell table:style-name="Table16.A2" office:value-type="string">
            <text:p text:style-name="P9">Classifier_Group_Id</text:p>
          </table:table-cell>
          <table:table-cell table:style-name="Table16.A2" office:value-type="string">
            <text:p text:style-name="P23">Numeric(1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Code</text:p>
          </table:table-cell>
          <table:table-cell table:style-name="Table16.A2" office:value-type="string">
            <text:p text:style-name="P9">varchar(32)</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Name</text:p>
          </table:table-cell>
          <table:table-cell table:style-name="Table16.A2" office:value-type="string">
            <text:p text:style-name="P9">varchar(12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Description</text:p>
          </table:table-cell>
          <table:table-cell table:style-name="Table16.A2" office:value-type="string">
            <text:p text:style-name="P9">Text</text:p>
          </table:table-cell>
          <table:table-cell table:style-name="Table16.A2" office:value-type="string">
            <text:p text:style-name="P1"/>
          </table:table-cell>
          <table:table-cell table:style-name="Table16.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9"/>
      <text:p text:style-name="P9">Служебните класификатори са: Supplier, Client, Partner, Bank, Police, Municipality, Custom-House, National-Revenue-Agency, National-Social-Security.</text:p>
      <text:p text:style-name="P9">Когато в програмния код има нужда от други служебни класификатори ще се добавят допълнително.</text:p>
      <text:p text:style-name="P9">Служебните класификатори ще бъдат създадени като Enum клас в програмата.</text:p>
      <text:p text:style-name="P9"><text:soft-page-break/></text:p>
      <text:h text:style-name="Heading_20_2" text:outline-level="2">Classifier Groups (classifier_groups)</text:h>
      <text:p text:style-name="P21">Първоначално за всеки потребител се създават две групи: “System” и “User”. И двете групи не могат да се изтриват и променят от потребителя. Групите създадени от потребителя нямат ограничения.</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Field</text:p>
          </table:table-cell>
          <table:table-cell table:style-name="Table17.A1" office:value-type="string">
            <text:p text:style-name="P24">Data Type</text:p>
          </table:table-cell>
          <table:table-cell table:style-name="Table17.A1" office:value-type="string">
            <text:p text:style-name="P4">Allow Null</text:p>
          </table:table-cell>
          <table:table-cell table:style-name="Table17.D1" office:value-type="string">
            <text:p text:style-name="P24">Description</text:p>
          </table:table-cell>
        </table:table-row>
        <table:table-row>
          <table:table-cell table:style-name="Table17.A2" office:value-type="string">
            <text:p text:style-name="P9">Classifier_Group_Id</text:p>
          </table:table-cell>
          <table:table-cell table:style-name="Table17.A2" office:value-type="string">
            <text:p text:style-name="P23">Numeric(18)</text:p>
          </table:table-cell>
          <table:table-cell table:style-name="Table17.A2" office:value-type="string">
            <text:p text:style-name="P9">NOT NULL</text:p>
          </table:table-cell>
          <table:table-cell table:style-name="Table17.D2" office:value-type="string">
            <text:p text:style-name="P23"/>
          </table:table-cell>
        </table:table-row>
        <table:table-row>
          <table:table-cell table:style-name="Table17.A2" office:value-type="string">
            <text:p text:style-name="P9">Parent_Id</text:p>
          </table:table-cell>
          <table:table-cell table:style-name="Table17.A2" office:value-type="string">
            <text:p text:style-name="P23">Numeric(18)</text:p>
          </table:table-cell>
          <table:table-cell table:style-name="Table17.A2" office:value-type="string">
            <text:p text:style-name="P9"/>
          </table:table-cell>
          <table:table-cell table:style-name="Table17.D2" office:value-type="string">
            <text:p text:style-name="P23"/>
          </table:table-cell>
        </table:table-row>
        <table:table-row>
          <table:table-cell table:style-name="Table17.A2" office:value-type="string">
            <text:p text:style-name="P9">Classifier_Group_Code</text:p>
          </table:table-cell>
          <table:table-cell table:style-name="Table17.A2" office:value-type="string">
            <text:p text:style-name="P23">Varchar(32)</text:p>
          </table:table-cell>
          <table:table-cell table:style-name="Table17.A2" office:value-type="string">
            <text:p text:style-name="P9">NOT NULL</text:p>
          </table:table-cell>
          <table:table-cell table:style-name="Table17.D2" office:value-type="string">
            <text:p text:style-name="P23"/>
          </table:table-cell>
        </table:table-row>
        <table:table-row>
          <table:table-cell table:style-name="Table17.A2" office:value-type="string">
            <text:p text:style-name="P9">Classifier_Group_Name</text:p>
          </table:table-cell>
          <table:table-cell table:style-name="Table17.A2" office:value-type="string">
            <text:p text:style-name="P9">varchar(100)</text:p>
          </table:table-cell>
          <table:table-cell table:style-name="Table17.A2" office:value-type="string">
            <text:p text:style-name="P9">NOT NULL</text:p>
          </table:table-cell>
          <table:table-cell table:style-name="Table17.D2" office:value-type="string">
            <text:p text:style-name="P9"/>
          </table:table-cell>
        </table:table-row>
        <table:table-row>
          <table:table-cell table:style-name="Table17.A2" office:value-type="string">
            <text:p text:style-name="P9">Description</text:p>
          </table:table-cell>
          <table:table-cell table:style-name="Table17.A2" office:value-type="string">
            <text:p text:style-name="P9">Text</text:p>
          </table:table-cell>
          <table:table-cell table:style-name="Table17.A2" office:value-type="string">
            <text:p text:style-name="P1"/>
          </table:table-cell>
          <table:table-cell table:style-name="Table17.D2" office:value-type="string">
            <text:p text:style-name="P9"/>
          </table:table-cell>
        </table:table-row>
      </table:table>
      <text:p text:style-name="P1"/>
      <text:p text:style-name="P9">Primary Key: Classifier_Group _Id</text:p>
      <text:p text:style-name="P9"/>
      <text:p text:style-name="P9">Foreign Key: Classifier_Group_Id =&gt; data_objects.Data_Object_Id</text:p>
      <text:p text:style-name="P9">Foreign Key: Parent_Id =&gt; data_objects.Parent_Data_Object_Id</text:p>
      <text:p text:style-name="P9"/>
      <text:p text:style-name="P9">Unique Key: Parent_Id, Classifier_Group_Code</text:p>
      <text:p text:style-name="P9"/>
      <text:p text:style-name="P9">Index: Parent_Id, Classifier_Group_Name</text:p>
      <text:p text:style-name="P9"/>
      <text:p text:style-name="P9"/>
      <text:h text:style-name="Heading_20_2" text:outline-level="2">Classified Objects (classified_objects)</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Field</text:p>
          </table:table-cell>
          <table:table-cell table:style-name="Table18.A1" office:value-type="string">
            <text:p text:style-name="P24">Data Type</text:p>
          </table:table-cell>
          <table:table-cell table:style-name="Table18.A1" office:value-type="string">
            <text:p text:style-name="P4">Allow Null</text:p>
          </table:table-cell>
          <table:table-cell table:style-name="Table18.D1" office:value-type="string">
            <text:p text:style-name="P24">Description</text:p>
          </table:table-cell>
        </table:table-row>
        <table:table-row>
          <table:table-cell table:style-name="Table18.A2" office:value-type="string">
            <text:p text:style-name="P9">Classifier_Id</text:p>
          </table:table-cell>
          <table:table-cell table:style-name="Table18.A2" office:value-type="string">
            <text:p text:style-name="P23">Numeric(18)</text:p>
          </table:table-cell>
          <table:table-cell table:style-name="Table18.A2" office:value-type="string">
            <text:p text:style-name="P9">NOT NULL</text:p>
          </table:table-cell>
          <table:table-cell table:style-name="Table18.D2" office:value-type="string">
            <text:p text:style-name="P23"/>
          </table:table-cell>
        </table:table-row>
        <table:table-row>
          <table:table-cell table:style-name="Table18.A2" office:value-type="string">
            <text:p text:style-name="P9">Classified_Object_Id</text:p>
          </table:table-cell>
          <table:table-cell table:style-name="Table18.A2" office:value-type="string">
            <text:p text:style-name="P23">Numeric(18)</text:p>
          </table:table-cell>
          <table:table-cell table:style-name="Table18.A2" office:value-type="string">
            <text:p text:style-name="P9">NOT NULL</text:p>
          </table:table-cell>
          <table:table-cell table:style-name="Table18.D2" office:value-type="string">
            <text:p text:style-name="P23"/>
          </table:table-cell>
        </table:table-row>
        <table:table-row>
          <table:table-cell table:style-name="Table18.A2" office:value-type="string">
            <text:p text:style-name="P9">Description</text:p>
          </table:table-cell>
          <table:table-cell table:style-name="Table18.A2" office:value-type="string">
            <text:p text:style-name="P9">Text</text:p>
          </table:table-cell>
          <table:table-cell table:style-name="Table18.A2" office:value-type="string">
            <text:p text:style-name="P1"/>
          </table:table-cell>
          <table:table-cell table:style-name="Table18.D2" office:value-type="string">
            <text:p text:style-name="P9"/>
          </table:table-cell>
        </table:table-row>
      </table:table>
      <text:p text:style-name="P1"/>
      <text:p text:style-name="P9">Primary Key: Classifier_Id, Classified_Object_Id</text:p>
      <text:p text:style-name="P9"/>
      <text:p text:style-name="P9">Foreign Key: Classifier_Id =&gt; data_objects.Data_Object_Id</text:p>
      <text:p text:style-name="P9">Foreign Key: Classified_Object_Id =&gt; data_objects.Data_Object_Id</text:p>
      <text:p text:style-name="P9"/>
      <text:p text:style-name="P9">Index: Classified_Object_Id, Classifier_Id</text:p>
      <text:p text:style-name="P9"/>
      <text:h text:style-name="P25" text:outline-level="2">Warehouses</text:h>
      <text:p text:style-name="P21">Всеки един склад задължително трябва да е причислен към съответен клон (адрес) на собственика (фирма или частно лице). Всички складове се намират в обща папка “Warehouses” и имат уникални имена.</text:p>
      <table:table table:name="Table15" table:style-name="Table15">
        <table:table-column table:style-name="Table15.A"/>
        <table:table-column table:style-name="Table15.B"/>
        <table:table-column table:style-name="Table15.C"/>
        <table:table-column table:style-name="Table15.D"/>
        <text:soft-page-break/>
        <table:table-row>
          <table:table-cell table:style-name="Table15.A1" office:value-type="string">
            <text:p text:style-name="P4">Field</text:p>
          </table:table-cell>
          <table:table-cell table:style-name="Table15.A1" office:value-type="string">
            <text:p text:style-name="P24">Data Type</text:p>
          </table:table-cell>
          <table:table-cell table:style-name="Table15.A1" office:value-type="string">
            <text:p text:style-name="P4">Allow Null</text:p>
          </table:table-cell>
          <table:table-cell table:style-name="Table15.D1" office:value-type="string">
            <text:p text:style-name="P24">Description</text:p>
          </table:table-cell>
        </table:table-row>
        <table:table-row>
          <table:table-cell table:style-name="Table15.A2" office:value-type="string">
            <text:p text:style-name="P9">Warehouse_Id</text:p>
          </table:table-cell>
          <table:table-cell table:style-name="Table15.A2" office:value-type="string">
            <text:p text:style-name="P23">Numeric(18)</text:p>
          </table:table-cell>
          <table:table-cell table:style-name="Table15.A2" office:value-type="string">
            <text:p text:style-name="P9">NOT NULL</text:p>
          </table:table-cell>
          <table:table-cell table:style-name="Table15.D2" office:value-type="string">
            <text:p text:style-name="P23"/>
          </table:table-cell>
        </table:table-row>
        <table:table-row>
          <table:table-cell table:style-name="Table15.A2" office:value-type="string">
            <text:p text:style-name="P9">Parent_Id</text:p>
          </table:table-cell>
          <table:table-cell table:style-name="Table15.A2" office:value-type="string">
            <text:p text:style-name="P23">Numeric(18)</text:p>
          </table:table-cell>
          <table:table-cell table:style-name="Table15.A2" office:value-type="string">
            <text:p text:style-name="P9">NOT NULL</text:p>
          </table:table-cell>
          <table:table-cell table:style-name="Table15.D2" office:value-type="string">
            <text:p text:style-name="P23"/>
          </table:table-cell>
        </table:table-row>
        <table:table-row>
          <table:table-cell table:style-name="Table15.A2" office:value-type="string">
            <text:p text:style-name="P9">Branch_Id</text:p>
          </table:table-cell>
          <table:table-cell table:style-name="Table15.A2" office:value-type="string">
            <text:p text:style-name="P23">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Warehouse_Name</text:p>
          </table:table-cell>
          <table:table-cell table:style-name="Table15.A2" office:value-type="string">
            <text:p text:style-name="P9">varchar(100)</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Description</text:p>
          </table:table-cell>
          <table:table-cell table:style-name="Table15.A2" office:value-type="string">
            <text:p text:style-name="P9">Text</text:p>
          </table:table-cell>
          <table:table-cell table:style-name="Table15.A2" office:value-type="string">
            <text:p text:style-name="P1"/>
          </table:table-cell>
          <table:table-cell table:style-name="Table15.D2" office:value-type="string">
            <text:p text:style-name="P9"/>
          </table:table-cell>
        </table:table-row>
      </table:table>
      <text:p text:style-name="P1"/>
      <text:p text:style-name="P9">Primary Key: Warehouse_Id</text:p>
      <text:p text:style-name="P9"/>
      <text:p text:style-name="P9">Foreign Key: Warehouse_Id =&gt; data_objects.Data_Object_Id</text:p>
      <text:p text:style-name="P9">Foreign Key: Parent_Id =&gt; data_objects.Parent_Data_Object_Id</text:p>
      <text:p text:style-name="P9">Foreign Key: Branch_Id =&gt; data_objects.Data_Object_Id</text:p>
      <text:p text:style-name="P9"/>
      <text:p text:style-name="P9">Unique Key: <text:s/>Parent_Id, Warehouse_Name</text:p>
      <text:p text:style-name="P9"/>
      <text:p text:style-name="P22"/>
      <text:h text:style-name="Heading_20_2" text:outline-level="2">Warehouse_Products</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Field</text:p>
          </table:table-cell>
          <table:table-cell table:style-name="Table8.A1" office:value-type="string">
            <text:p text:style-name="P24">Data Type</text:p>
          </table:table-cell>
          <table:table-cell table:style-name="Table8.A1" office:value-type="string">
            <text:p text:style-name="P4">Allow Null</text:p>
          </table:table-cell>
          <table:table-cell table:style-name="Table8.D1" office:value-type="string">
            <text:p text:style-name="P24">Description</text:p>
          </table:table-cell>
        </table:table-row>
        <table:table-row>
          <table:table-cell table:style-name="Table8.A2" office:value-type="string">
            <text:p text:style-name="P9">Warehouse_Id</text:p>
          </table:table-cell>
          <table:table-cell table:style-name="Table8.A2" office:value-type="string">
            <text:p text:style-name="P23">numeric(18)</text:p>
          </table:table-cell>
          <table:table-cell table:style-name="Table8.A2" office:value-type="string">
            <text:p text:style-name="P9">NOT NULL</text:p>
          </table:table-cell>
          <table:table-cell table:style-name="Table8.D2" office:value-type="string">
            <text:p text:style-name="P23"/>
          </table:table-cell>
        </table:table-row>
        <table:table-row>
          <table:table-cell table:style-name="Table8.A2" office:value-type="string">
            <text:p text:style-name="P9">Product_Id</text:p>
          </table:table-cell>
          <table:table-cell table:style-name="Table8.A2" office:value-type="string">
            <text:p text:style-name="P23">numeric(18)</text:p>
          </table:table-cell>
          <table:table-cell table:style-name="Table8.A2" office:value-type="string">
            <text:p text:style-name="P9">NOT NULL</text:p>
          </table:table-cell>
          <table:table-cell table:style-name="Table8.D2" office:value-type="string">
            <text:p text:style-name="P23"/>
          </table:table-cell>
        </table:table-row>
        <table:table-row>
          <table:table-cell table:style-name="Table8.A2" office:value-type="string">
            <text:p text:style-name="P9">Quantity_In_Stock</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Всичкото количество което се намира в склада</text:p>
          </table:table-cell>
        </table:table-row>
        <table:table-row>
          <table:table-cell table:style-name="Table8.A5" office:value-type="string">
            <text:p text:style-name="P9">Free_Quantity</text:p>
          </table:table-cell>
          <table:table-cell table:style-name="Table8.A5" office:value-type="string">
            <text:p text:style-name="P9">Decimal(19,4)</text:p>
          </table:table-cell>
          <table:table-cell table:style-name="Table8.A5" office:value-type="string">
            <text:p text:style-name="P9"/>
          </table:table-cell>
          <table:table-cell table:style-name="Table8.D5" office:value-type="string">
            <text:p text:style-name="P23">Свободното количество намиращо се в склада. <text:span text:style-name="T2">Тази колона ще се изчислява динамично:</text:span></text:p>
            <text:p text:style-name="P9">Quantity_In_Stock – Reserved_Quantity – Sold_Quantity</text:p>
          </table:table-cell>
        </table:table-row>
        <table:table-row>
          <table:table-cell table:style-name="Table8.A2" office:value-type="string">
            <text:p text:style-name="P9">Order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Поръчно и недоставено количество (очаквано)</text:p>
          </table:table-cell>
        </table:table-row>
        <table:table-row>
          <table:table-cell table:style-name="Table8.A2" office:value-type="string">
            <text:p text:style-name="P9">Reserv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Запазено количество. Запазването на количество е свързано с документ на който е отбелязан срока до който ако не се вземе стоката, запазеното количество автоматично става свободно.</text:p>
          </table:table-cell>
        </table:table-row>
        <table:table-row>
          <table:table-cell table:style-name="Table8.A2" office:value-type="string">
            <text:p text:style-name="P9">Sol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Продадено налично к-во, но не получено от склада.</text:p>
          </table:table-cell>
        </table:table-row>
        <table:table-row>
          <table:table-cell table:style-name="Table8.A2" office:value-type="string">
            <text:p text:style-name="P9">Quantity_Due</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Дължимо количество. Към момента на продажбата не е имало свободни количества и разликата от продаденото и неполучено <text:soft-page-break/>количество е в тази колона.</text:p>
          </table:table-cell>
        </table:table-row>
      </table:table>
      <text:p text:style-name="P1"/>
      <text:p text:style-name="P9">Primary Key: Warehouse_Id, Product_Id</text:p>
      <text:p text:style-name="P9"/>
      <text:p text:style-name="P9">Foreign Key: Warehouse_Id =&gt; data_objects.Data_Object_Id</text:p>
      <text:p text:style-name="P9">Foreign Key: Product_Id =&gt; data_objects.Data_Object_Id</text:p>
      <text:p text:style-name="P9"/>
      <text:p text:style-name="P9"/>
      <text:h text:style-name="Heading_20_2" text:outline-level="2">Purchase Orders (purchase_orders)</text:h>
      <text:p text:style-name="P21">Статусите на поръчките се променят автоматично от съответните действия на оператора и свързаните документи.</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Field</text:p>
          </table:table-cell>
          <table:table-cell table:style-name="Table9.A1" office:value-type="string">
            <text:p text:style-name="P24">Data Type</text:p>
          </table:table-cell>
          <table:table-cell table:style-name="Table9.A1" office:value-type="string">
            <text:p text:style-name="P4">Allow Null</text:p>
          </table:table-cell>
          <table:table-cell table:style-name="Table9.D1" office:value-type="string">
            <text:p text:style-name="P24">Description</text:p>
          </table:table-cell>
        </table:table-row>
        <table:table-row>
          <table:table-cell table:style-name="Table9.A2" office:value-type="string">
            <text:p text:style-name="P9">Purchase_Order_Id</text:p>
          </table:table-cell>
          <table:table-cell table:style-name="Table9.A2" office:value-type="string">
            <text:p text:style-name="P23">numeric(18)</text:p>
          </table:table-cell>
          <table:table-cell table:style-name="Table9.A2" office:value-type="string">
            <text:p text:style-name="P9">NOT NULL</text:p>
          </table:table-cell>
          <table:table-cell table:style-name="Table9.D2" office:value-type="string">
            <text:p text:style-name="P23"/>
          </table:table-cell>
        </table:table-row>
        <table:table-row>
          <table:table-cell table:style-name="Table9.A2" office:value-type="string">
            <text:p text:style-name="P9">Parent_Id</text:p>
          </table:table-cell>
          <table:table-cell table:style-name="Table9.A2" office:value-type="string">
            <text:p text:style-name="P23">numeric(18)</text:p>
          </table:table-cell>
          <table:table-cell table:style-name="Table9.A2" office:value-type="string">
            <text:p text:style-name="P9"/>
          </table:table-cell>
          <table:table-cell table:style-name="Table9.D2" office:value-type="string">
            <text:p text:style-name="P23"/>
          </table:table-cell>
        </table:table-row>
        <table:table-row>
          <table:table-cell table:style-name="Table9.A2" office:value-type="string">
            <text:p text:style-name="P9">Order_Number</text:p>
          </table:table-cell>
          <table:table-cell table:style-name="Table9.A2" office:value-type="string">
            <text:p text:style-name="P23">int</text:p>
          </table:table-cell>
          <table:table-cell table:style-name="Table9.A2" office:value-type="string">
            <text:p text:style-name="P9">NOT NULL</text:p>
          </table:table-cell>
          <table:table-cell table:style-name="Table9.D2" office:value-type="string">
            <text:p text:style-name="P23">Пореден номер на поръчка</text:p>
          </table:table-cell>
        </table:table-row>
        <table:table-row>
          <table:table-cell table:style-name="Table9.A2" office:value-type="string">
            <text:p text:style-name="P9">Supplier_Id</text:p>
          </table:table-cell>
          <table:table-cell table:style-name="Table9.A2" office:value-type="string">
            <text:p text:style-name="P23">Numeric(18)</text:p>
          </table:table-cell>
          <table:table-cell table:style-name="Table9.A2" office:value-type="string">
            <text:p text:style-name="P9">NOT NULL</text:p>
          </table:table-cell>
          <table:table-cell table:style-name="Table9.D2" office:value-type="string">
            <text:p text:style-name="P23"/>
          </table:table-cell>
        </table:table-row>
        <table:table-row>
          <table:table-cell table:style-name="Table9.A2" office:value-type="string">
            <text:p text:style-name="P9">Supplier_Order_Number</text:p>
          </table:table-cell>
          <table:table-cell table:style-name="Table9.A2" office:value-type="string">
            <text:p text:style-name="P23">int</text:p>
          </table:table-cell>
          <table:table-cell table:style-name="Table9.A2" office:value-type="string">
            <text:p text:style-name="P9">NOT NULL</text:p>
          </table:table-cell>
          <table:table-cell table:style-name="Table9.D2" office:value-type="string">
            <text:p text:style-name="P23">Пореден номер на поръчка към конкретния доставчик</text:p>
          </table:table-cell>
        </table:table-row>
        <table:table-row>
          <table:table-cell table:style-name="Table9.A2" office:value-type="string">
            <text:p text:style-name="P9">Supplier_Contact_Id</text:p>
          </table:table-cell>
          <table:table-cell table:style-name="Table9.A2" office:value-type="string">
            <text:p text:style-name="P23">Numeric(18)</text:p>
          </table:table-cell>
          <table:table-cell table:style-name="Table9.A2" office:value-type="string">
            <text:p text:style-name="P9">NOT NULL</text:p>
          </table:table-cell>
          <table:table-cell table:style-name="Table9.D2" office:value-type="string">
            <text:p text:style-name="P23">Лицето представляващо доставчика</text:p>
          </table:table-cell>
        </table:table-row>
        <table:table-row>
          <table:table-cell table:style-name="Table9.A2" office:value-type="string">
            <text:p text:style-name="P9">Purchase_Order_Status</text:p>
          </table:table-cell>
          <table:table-cell table:style-name="Table9.A2" office:value-type="string">
            <text:p text:style-name="P23">int</text:p>
          </table:table-cell>
          <table:table-cell table:style-name="Table9.A2" office:value-type="string">
            <text:p text:style-name="P9">NOT NULL</text:p>
          </table:table-cell>
          <table:table-cell table:style-name="Table9.D2" office:value-type="string">
            <text:p text:style-name="P23"><text:span text:style-name="T2">Open</text:span> – поръчката е създадена и може да се правят промени по нея</text:p>
            <text:p text:style-name="P23"><text:span text:style-name="T2">Sent</text:span> – поръчката е изпратена и не могат да се правят промени по нея</text:p>
            <text:p text:style-name="P23"><text:span text:style-name="T2">Partly_Delivered</text:span> – поръчката частично е изпълнена</text:p>
            <text:p text:style-name="P23"><text:span text:style-name="T2">Delivered</text:span> – поръчката е цялостно изпълнена</text:p>
            <text:p text:style-name="P23"><text:span text:style-name="T2">Rejected</text:span> – доставчика е отказал да изпълни поръчката</text:p>
            <text:p text:style-name="P23"><text:span text:style-name="T2">Canceled</text:span> – поръчката е отказана от възложителя който я е създал</text:p>
          </table:table-cell>
        </table:table-row>
        <table:table-row>
          <table:table-cell table:style-name="Table9.A2" office:value-type="string">
            <text:p text:style-name="P9">Creation_Time</text:p>
          </table:table-cell>
          <table:table-cell table:style-name="Table9.A2" office:value-type="string">
            <text:p text:style-name="P23">Date</text:p>
          </table:table-cell>
          <table:table-cell table:style-name="Table9.A2" office:value-type="string">
            <text:p text:style-name="P9">NOT NULL</text:p>
          </table:table-cell>
          <table:table-cell table:style-name="Table9.D2" office:value-type="string">
            <text:p text:style-name="P23">Дата на създаване на поръчката. Създава се автоматично</text:p>
          </table:table-cell>
        </table:table-row>
        <table:table-row>
          <table:table-cell table:style-name="Table9.A2" office:value-type="string">
            <text:p text:style-name="P9">Creator_Id</text:p>
          </table:table-cell>
          <table:table-cell table:style-name="Table9.A2" office:value-type="string">
            <text:p text:style-name="P23">Numeric(18)</text:p>
          </table:table-cell>
          <table:table-cell table:style-name="Table9.A2" office:value-type="string">
            <text:p text:style-name="P9">NOT NULL</text:p>
          </table:table-cell>
          <table:table-cell table:style-name="Table9.D2" office:value-type="string">
            <text:p text:style-name="P23">Лицето създало поръчката</text:p>
          </table:table-cell>
        </table:table-row>
        <table:table-row>
          <table:table-cell table:style-name="Table9.A2" office:value-type="string">
            <text:p text:style-name="P9">Sent_Time</text:p>
          </table:table-cell>
          <table:table-cell table:style-name="Table9.A2" office:value-type="string">
            <text:p text:style-name="P23">Date</text:p>
          </table:table-cell>
          <table:table-cell table:style-name="Table9.A2" office:value-type="string">
            <text:p text:style-name="P9"/>
          </table:table-cell>
          <table:table-cell table:style-name="Table9.D2" office:value-type="string">
            <text:p text:style-name="P23">Датата на която поръчката е изпратена към доставчика</text:p>
          </table:table-cell>
        </table:table-row>
        <table:table-row>
          <table:table-cell table:style-name="Table9.A2" office:value-type="string">
            <text:p text:style-name="P9">Sender_Id</text:p>
          </table:table-cell>
          <table:table-cell table:style-name="Table9.A2" office:value-type="string">
            <text:p text:style-name="P23">Numeric(18)</text:p>
          </table:table-cell>
          <table:table-cell table:style-name="Table9.A2" office:value-type="string">
            <text:p text:style-name="P9"/>
          </table:table-cell>
          <table:table-cell table:style-name="Table9.D2" office:value-type="string">
            <text:p text:style-name="P23">Лицето изпратило поръчката към доставчика</text:p>
          </table:table-cell>
        </table:table-row>
        <table:table-row>
          <table:table-cell table:style-name="Table9.A2" office:value-type="string">
            <text:p text:style-name="P9">First_Delivery_Time</text:p>
          </table:table-cell>
          <table:table-cell table:style-name="Table9.A2" office:value-type="string">
            <text:p text:style-name="P23">Date</text:p>
          </table:table-cell>
          <table:table-cell table:style-name="Table9.A2" office:value-type="string">
            <text:p text:style-name="P9"/>
          </table:table-cell>
          <table:table-cell table:style-name="Table9.D2" office:value-type="string">
            <text:p text:style-name="P23">Датата на която са дошли първите части от поръчката или цялата поръчка.</text:p>
          </table:table-cell>
        </table:table-row>
        <text:soft-page-break/>
        <table:table-row>
          <table:table-cell table:style-name="Table9.A2" office:value-type="string">
            <text:p text:style-name="P9">Last_Delivery_Time</text:p>
          </table:table-cell>
          <table:table-cell table:style-name="Table9.A2" office:value-type="string">
            <text:p text:style-name="P23">Date</text:p>
          </table:table-cell>
          <table:table-cell table:style-name="Table9.A2" office:value-type="string">
            <text:p text:style-name="P9"/>
          </table:table-cell>
          <table:table-cell table:style-name="Table9.D2" office:value-type="string">
            <text:p text:style-name="P23">Датата на която последно са дошли части от поръчката или цялата поръчка.</text:p>
          </table:table-cell>
        </table:table-row>
        <table:table-row>
          <table:table-cell table:style-name="Table9.A2" office:value-type="string">
            <text:p text:style-name="P9">Finalizing_Time</text:p>
          </table:table-cell>
          <table:table-cell table:style-name="Table9.A2" office:value-type="string">
            <text:p text:style-name="P23">Date</text:p>
          </table:table-cell>
          <table:table-cell table:style-name="Table9.A2" office:value-type="string">
            <text:p text:style-name="P9"/>
          </table:table-cell>
          <table:table-cell table:style-name="Table9.D2" office:value-type="string">
            <text:p text:style-name="P23">Датата на която поръчката е изпълнена цялостно.</text:p>
          </table:table-cell>
        </table:table-row>
      </table:table>
      <text:p text:style-name="P1"/>
      <text:p text:style-name="P9">Primary Key: Purchase_Order_Id</text:p>
      <text:p text:style-name="P9"/>
      <text:p text:style-name="P9">Foreign Key: Purchase_Order_Id =&gt; data_objects.Data_Object_Id</text:p>
      <text:p text:style-name="P9">Foreign Key: Parent_Id =&gt; data_objects.Parent_Data_Object_Id</text:p>
      <text:p text:style-name="P9"/>
      <text:p text:style-name="P9"/>
      <text:h text:style-name="Heading_20_2" text:outline-level="2">Purchase Order Items (purchase_order_items)</text:h>
      <text:p text:style-name="P9"/>
      <text:p text:style-name="P1"/>
      <text:p text:style-name="P1"/>
      <text:h text:style-name="Heading_20_2" text:outline-level="2">Purchase Order Confirmations (purchase_order_confirmations)</text:h>
      <text:p text:style-name="P1"/>
      <text:p text:style-name="P1"/>
      <text:h text:style-name="Heading_20_2" text:outline-level="2">Delivery Certificates (delivery_certificates)</text:h>
      <text:p text:style-name="Text_20_body">Приемо-Предавателен Протокол (ППП)</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Field</text:p>
          </table:table-cell>
          <table:table-cell table:style-name="Table10.A1" office:value-type="string">
            <text:p text:style-name="P24">Data Type</text:p>
          </table:table-cell>
          <table:table-cell table:style-name="Table10.A1" office:value-type="string">
            <text:p text:style-name="P4">Allow Null</text:p>
          </table:table-cell>
          <table:table-cell table:style-name="Table10.D1" office:value-type="string">
            <text:p text:style-name="P24">Description</text:p>
          </table:table-cell>
        </table:table-row>
        <table:table-row>
          <table:table-cell table:style-name="Table10.A2" office:value-type="string">
            <text:p text:style-name="P9">Data_Object_Id</text:p>
          </table:table-cell>
          <table:table-cell table:style-name="Table10.A2" office:value-type="string">
            <text:p text:style-name="P23">numeric(18)</text:p>
          </table:table-cell>
          <table:table-cell table:style-name="Table10.A2" office:value-type="string">
            <text:p text:style-name="P9">NOT NULL</text:p>
          </table:table-cell>
          <table:table-cell table:style-name="Table10.D2" office:value-type="string">
            <text:p text:style-name="P23"/>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1"/>
      <text:h text:style-name="Heading_20_2" text:outline-level="2">Offers</text:h>
      <text:p text:style-name="P1"/>
      <text:p text:style-name="P1"/>
      <text:p text:style-name="P1"/>
      <text:p text:style-name="P1"/>
      <text:h text:style-name="Heading_20_2" text:outline-level="2">Offer items (offer_items)</text:h>
      <text:p text:style-name="P1"/>
      <text:p text:style-name="P1"/>
      <text:p text:style-name="P1"/>
      <text:p text:style-name="P1"><text:soft-page-break/></text:p>
      <text:h text:style-name="Heading_20_2" text:outline-level="2">Proforma Invoices (proforma_invoices)</text:h>
      <text:p text:style-name="P1">Разликата между проформа фактура и фактура е, че проформа фактурата служи за основание за плащане, но не е счетоводен документ, докато фактурата е официален документ който се осчетоводява. Всички други атрибути са същите.</text:p>
      <text:p text:style-name="P1"/>
      <text:h text:style-name="Heading_20_2" text:outline-level="2">Invoices</text:h>
      <text:p text:style-name="P1"/>
      <text:p text:style-name="P1"/>
      <text:p text:style-name="P1"/>
      <text:p text:style-name="P1"/>
      <text:h text:style-name="Heading_20_2" text:outline-level="2">Invoice Items (invoice_items)</text:h>
      <text:p text:style-name="P1"/>
      <text:p text:style-name="P1"/>
      <text:p text:style-name="P1"/>
      <text:p text:style-name="P1"/>
      <text:h text:style-name="Heading_20_2" text:outline-level="2">Organizations</text:h>
      <text:p text:style-name="P1"/>
      <text:p text:style-name="P1"/>
      <text:p text:style-name="P1"/>
      <text:p text:style-name="P1"/>
      <text:h text:style-name="Heading_20_2" text:outline-level="2">Persons</text:h>
      <text:p text:style-name="P1"/>
      <text:p text:style-name="P1"/>
      <text:p text:style-name="P1"/>
      <text:p text:style-name="P1"/>
      <text:h text:style-name="Heading_20_2" text:outline-level="2">Addresses</text:h>
      <text:p text:style-name="P1"/>
      <text:p text:style-name="P1"/>
      <text:p text:style-name="P1"/>
      <text:p text:style-name="P1"/>
      <text:h text:style-name="Heading_20_2" text:outline-level="2">Contact Details (contact_details)</text:h>
      <text:p text:style-name="P1"/>
      <text:p text:style-name="P1"/>
      <text:p text:style-name="P1"/>
      <text:p text:style-name="P1"/>
      <text:h text:style-name="Heading_20_2" text:outline-level="2"><text:soft-page-break/>Bank Details (bank_details)</text:h>
      <text:p text:style-name="P1"/>
      <text:p text:style-name="P1"/>
      <text:p text:style-name="P1"/>
      <text:p text:style-name="P1"/>
      <text:h text:style-name="Heading_20_2" text:outline-level="2">Communications Details (communications_details)</text:h>
      <text:p text:style-name="P1"/>
      <text:p text:style-name="P1"/>
      <text:h text:style-name="Heading_20_2" text:outline-level="2">Countries</text:h>
      <text:p text:style-name="P1"/>
      <text:p text:style-name="P1"/>
      <text:p text:style-name="P1"/>
      <text:p text:style-name="P1"/>
      <text:h text:style-name="Heading_20_2" text:outline-level="2">Cities</text:h>
      <text:p text:style-name="P1"/>
      <text:p text:style-name="P1"/>
      <text:p text:style-name="P1"/>
      <text:p text:style-name="P1"/>
      <text:h text:style-name="Heading_20_2" text:outline-level="2">Фирмени длъжности</text:h>
      <text:p text:style-name="P1"/>
      <text:p text:style-name="P1"/>
      <text:p text:style-name="P1"/>
      <text:h text:style-name="Heading_20_2" text:outline-level="2">Длъжностна иерархия</text:h>
      <text:p text:style-name="P1"/>
      <text:p text:style-name="P1"/>
      <text:p text:style-name="P1"/>
      <text:p text:style-name="P1"/>
      <text:h text:style-name="Heading_20_2" text:outline-level="2">Currencies</text:h>
      <text:p text:style-name="P1"/>
      <text:p text:style-name="P1"/>
      <text:p text:style-name="P1"/>
      <text:p text:style-name="P1"/>
      <text:h text:style-name="Heading_20_2" text:outline-level="2">Currency Exchange Rates</text:h>
      <text:p text:style-name="P1"/>
      <text:p text:style-name="P1"/>
      <text:p text:style-name="P1"/>
      <text:p text:style-name="P1"/>
      <text:h text:style-name="Heading_20_2" text:outline-level="2"><text:soft-page-break/>Transport Types</text:h>
      <text:p text:style-name="P1"/>
      <text:p text:style-name="P1"/>
      <text:p text:style-name="P1"/>
      <text:h text:style-name="Heading_20_2" text:outline-level="2">Product Configurations</text:h>
      <text:p text:style-name="P1"/>
      <text:p text:style-name="P1"/>
      <text:p text:style-name="P1"/>
      <text:h text:style-name="Heading_20_2" text:outline-level="2">Us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Field</text:p>
          </table:table-cell>
          <table:table-cell table:style-name="Table11.A1" office:value-type="string">
            <text:p text:style-name="P24">Data Type</text:p>
          </table:table-cell>
          <table:table-cell table:style-name="Table11.A1" office:value-type="string">
            <text:p text:style-name="P4">Allow Null</text:p>
          </table:table-cell>
          <table:table-cell table:style-name="Table11.D1" office:value-type="string">
            <text:p text:style-name="P24">Description</text:p>
          </table:table-cell>
        </table:table-row>
        <table:table-row>
          <table:table-cell table:style-name="Table11.A2" office:value-type="string">
            <text:p text:style-name="P9">user_id</text:p>
          </table:table-cell>
          <table:table-cell table:style-name="Table11.A2" office:value-type="string">
            <text:p text:style-name="P23">Bigint</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version</text:p>
          </table:table-cell>
          <table:table-cell table:style-name="Table11.A2" office:value-type="string">
            <text:p text:style-name="P23">int</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user_name</text:p>
          </table:table-cell>
          <table:table-cell table:style-name="Table11.A2" office:value-type="string">
            <text:p text:style-name="P23">Varchar(32)</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email_address</text:p>
          </table:table-cell>
          <table:table-cell table:style-name="Table11.A2" office:value-type="string">
            <text:p text:style-name="P23">Varchar(64)</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user_password</text:p>
          </table:table-cell>
          <table:table-cell table:style-name="Table11.A2" office:value-type="string">
            <text:p text:style-name="P23">varchar(64)</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system_password</text:p>
          </table:table-cell>
          <table:table-cell table:style-name="Table11.A2" office:value-type="string">
            <text:p text:style-name="P23">Varchar(64)</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system_password_validity</text:p>
          </table:table-cell>
          <table:table-cell table:style-name="Table11.A2" office:value-type="string">
            <text:p text:style-name="P23">Date</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is_active</text:p>
          </table:table-cell>
          <table:table-cell table:style-name="Table11.A2" office:value-type="string">
            <text:p text:style-name="P23">Boolean</text:p>
          </table:table-cell>
          <table:table-cell table:style-name="Table11.A2" office:value-type="string">
            <text:p text:style-name="P9">NOT NULL</text:p>
          </table:table-cell>
          <table:table-cell table:style-name="Table11.D2" office:value-type="string">
            <text:p text:style-name="P23">Default: true</text:p>
          </table:table-cell>
        </table:table-row>
        <table:table-row>
          <table:table-cell table:style-name="Table11.A2" office:value-type="string">
            <text:p text:style-name="P9">is_new</text:p>
          </table:table-cell>
          <table:table-cell table:style-name="Table11.A2" office:value-type="string">
            <text:p text:style-name="P23">Boolean</text:p>
          </table:table-cell>
          <table:table-cell table:style-name="Table11.A2" office:value-type="string">
            <text:p text:style-name="P9">NOT NULL</text:p>
          </table:table-cell>
          <table:table-cell table:style-name="Table11.D2" office:value-type="string">
            <text:p text:style-name="P23">Default: true</text:p>
          </table:table-cell>
        </table:table-row>
        <table:table-row>
          <table:table-cell table:style-name="Table11.A2" office:value-type="string">
            <text:p text:style-name="P9">creation_time</text:p>
          </table:table-cell>
          <table:table-cell table:style-name="Table11.A2" office:value-type="string">
            <text:p text:style-name="P23">Timestamp</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creator_id</text:p>
          </table:table-cell>
          <table:table-cell table:style-name="Table11.A2" office:value-type="string">
            <text:p text:style-name="P23">Bigint</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person_id</text:p>
          </table:table-cell>
          <table:table-cell table:style-name="Table11.A2" office:value-type="string">
            <text:p text:style-name="P23">Numeric(18)</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description</text:p>
          </table:table-cell>
          <table:table-cell table:style-name="Table11.A2" office:value-type="string">
            <text:p text:style-name="P23">Text</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small_image_uri</text:p>
          </table:table-cell>
          <table:table-cell table:style-name="Table11.A2" office:value-type="string">
            <text:p text:style-name="P23">VarChar(1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small_image</text:p>
          </table:table-cell>
          <table:table-cell table:style-name="Table11.A2" office:value-type="string">
            <text:p text:style-name="P23">VarBinary(4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medium_image_uri</text:p>
          </table:table-cell>
          <table:table-cell table:style-name="Table11.A2" office:value-type="string">
            <text:p text:style-name="P23">VarChar(1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medium_image</text:p>
          </table:table-cell>
          <table:table-cell table:style-name="Table11.A2" office:value-type="string">
            <text:p text:style-name="P23">VarBinary(64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user_uri</text:p>
          </table:table-cell>
          <table:table-cell table:style-name="Table11.A2" office:value-type="string">
            <text:p text:style-name="P23">VarChar(1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next_action_after_login</text:p>
          </table:table-cell>
          <table:table-cell table:style-name="Table11.A2" office:value-type="string">
            <text:p text:style-name="P23">varchar(1024)</text:p>
          </table:table-cell>
          <table:table-cell table:style-name="Table11.A2" office:value-type="string">
            <text:p text:style-name="P9"/>
          </table:table-cell>
          <table:table-cell table:style-name="Table11.D2" office:value-type="string">
            <text:p text:style-name="P23"/>
          </table:table-cell>
        </table:table-row>
      </table:table>
      <text:p text:style-name="P1"/>
      <text:p text:style-name="P9">Primary Key: user_id</text:p>
      <text:p text:style-name="P9">Foreign Key: creator_id =&gt; users.user_id</text:p>
      <text:p text:style-name="P9">Foreign Key: person_id =&gt; data_objects.data_object_id</text:p>
      <text:p text:style-name="P9"/>
      <text:p text:style-name="P9">Unique Key: user_name</text:p>
      <text:p text:style-name="P9">Unique Key: email_address</text:p>
      <text:p text:style-name="P9"/>
      <text:p text:style-name="P9"><text:soft-page-break/></text:p>
      <text:h text:style-name="Heading_20_2" text:outline-level="2">User Alternation History (users_alteration_history)</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Field</text:p>
          </table:table-cell>
          <table:table-cell table:style-name="Table12.A1" office:value-type="string">
            <text:p text:style-name="P24">Data Type</text:p>
          </table:table-cell>
          <table:table-cell table:style-name="Table12.A1" office:value-type="string">
            <text:p text:style-name="P4">Allow Null</text:p>
          </table:table-cell>
          <table:table-cell table:style-name="Table12.D1" office:value-type="string">
            <text:p text:style-name="P24">Description</text:p>
          </table:table-cell>
        </table:table-row>
        <table:table-row>
          <table:table-cell table:style-name="Table12.A2" office:value-type="string">
            <text:p text:style-name="P9">user_id</text:p>
          </table:table-cell>
          <table:table-cell table:style-name="Table12.A2" office:value-type="string">
            <text:p text:style-name="P23">Bigint</text:p>
          </table:table-cell>
          <table:table-cell table:style-name="Table12.A2" office:value-type="string">
            <text:p text:style-name="P9">NOT NULL</text:p>
          </table:table-cell>
          <table:table-cell table:style-name="Table12.D2" office:value-type="string">
            <text:p text:style-name="P23"/>
          </table:table-cell>
        </table:table-row>
      </table:table>
      <text:p text:style-name="P1"/>
      <text:p text:style-name="P9">Primary Key: <text:s/></text:p>
      <text:p text:style-name="P9">Foreign Key: </text:p>
      <text:p text:style-name="P9"/>
      <text:p text:style-name="P9">CREATE TABLE `users_alteration_history` (<text:line-break/> <text:s/>`User_Id` bigint(20) NOT NULL,<text:line-break/> <text:s/>`Version` int(11) NOT NULL,<text:line-break/> <text:s/>`Event_Type` char(2) NOT NULL COMMENT 'M - Modify, D - Delete, U - Undelete',<text:line-break/> <text:s/>`Operator_Id` bigint(20) NOT NULL,<text:line-break/> <text:s/>`Event_Time` timestamp NOT NULL default CURRENT_TIMESTAMP on update CURRENT_TIMESTAMP,<text:line-break/> <text:s/>PRIMARY KEY <text:s/>USING BTREE (`User_Id`,`Version`),<text:line-break/> <text:s/>KEY `IX_Users_Alteration_History_By_User` USING BTREE (`User_Id`),<text:line-break/> <text:s/>KEY `IX_Users_Alteration_History_By_Operator` USING BTREE (`Operator_Id`),<text:line-break/> <text:s/>CONSTRAINT `fk_users_alteration_history_operator` FOREIGN KEY (`Operator_Id`) REFERENCES `users` (`User_Id`),<text:line-break/> <text:s/>CONSTRAINT `fk_users_alteration_history_user` FOREIGN KEY (`User_Id`) REFERENCES `users` (`User_Id`)<text:line-break/></text:p>
      <text:p text:style-name="P9"/>
      <text:p text:style-name="P9"/>
      <text:p text:style-name="P9"/>
      <text:p text:style-name="P1"/>
      <text:p text:style-name="P1"/>
      <text:p text:style-name="P1"/>
      <text:p text:style-name="P1"/>
      <text:h text:style-name="P12" text:outline-level="1">JPA Beans</text:h>
      <text:p text:style-name="P1"/>
      <text:h text:style-name="Heading_20_2" text:outline-level="2">Глобални уникални идентификатори (GUID)</text:h>
      <text:p text:style-name="P1">Генератора на идентификатори който ще се използва за основните таблици се казва GUIDSequence и ще се изполва по следния начин:</text:p>
      <text:p text:style-name="P9"/>
      <text:p text:style-name="P9">@Id<text:line-break/>@Column(name = "Product_Id", nullable=false)<text:line-break/>@SequenceGenerator(</text:p>
      <text:p text:style-name="P1"><text:tab/>name="GUIDSequence",</text:p>
      <text:p text:style-name="P1"><text:tab/>sequenceName="com.cosmos.acacia.crm.data.GUIDSequence()")</text:p>
      <text:p text:style-name="P1">@GeneratedValue(</text:p>
      <text:p text:style-name="P1"><text:tab/>strategy=GenerationType.SEQUENCE, generator="GUIDSequence")</text:p>
      <text:p text:style-name="P9">private BigDecimal productId;<text:line-break/></text:p>
      <text:p text:style-name="P1">Генераторът връща идентификатора на продукта като преди това в същата транзакция е създал запис в таблица “data_objects”. За да може правилно да се създаде дървовидната структура всяка една единица (Entity) ще наследява един абстрактен клас от където GUIDSequence генератора ще може да извлече нужната му информация като това кой е родителя на този обект. Възможно е да има и по-добри начини за реализирани които в процеса на работа ще бъдат проиграни.</text:p>
      <text:p text:style-name="P9"/>
      <text:p text:style-name="P9"/>
      <text:h text:style-name="Heading_20_2" text:outline-level="2">Версии на основните обекти при промяната им</text:h>
      <text:p text:style-name="P1">При промяна на основен обект старата стойност трябва да се съхрани. Същото важи и при изтриване. Преди да бъде променен или изтрит даден обект, той трябва да бъде съхранен в таблица “do_alteration_history”. Това ще се извърши чрез анотациите PreUpdate, PreRemove и EntityListener.</text:p>
      <text:p text:style-name="P1"/>
      <text:p text:style-name="P1"/>
      <text:p text:style-name="Standard"/>
      <text:h text:style-name="P12" text:outline-level="1">Потребителски графичен интерфейс</text:h>
      <text:h text:style-name="Heading_20_2" text:outline-level="2">Цялостна концепция</text:h>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
      <text:h text:style-name="Heading_20_2" text:outline-level="2">Menus &amp; Popup Menus</text:h>
      <text:p text:style-name="P1">Показването на менюта в Desktop менюто и Popup менютата е динамичен процес и зависи от много фактори като потребител, неговите права, избрания обект и вида на менюто което се избира. Видовете менюта са три:</text:p>
      <text:list text:style-name="L2">
        <text:list-item>
          <text:p text:style-name="P31">Popup Menu Left part (Tree);</text:p>
        </text:list-item>
        <text:list-item>
          <text:p text:style-name="P31">Popup Menu Right part (List/Table or another form);</text:p>
        </text:list-item>
        <text:list-item>
          <text:p text:style-name="P31">Desktop Menus.</text:p>
        </text:list-item>
      </text:list>
      <text:p text:style-name="P1">За цялата тази функционалност ще се грижи Session Bean на който ще се подават като параметри избрания обект и вида на менюто което ще бъде показано. В базата данни трябва да има създаден модел който да обслужва тази логика. Например от избрания обект ще се вземе името на класа (Data_Object_Types) и ще се види този обект какви видове наследници може да има. След това ще се проверят ограниченията за права на достъп и т.н. и като краен резултат ще се върне подмножество на възможните наследници. Най-добре е това което се връща да бъде Action имената на събитията за по-лесно. Но може да се окаже, че друг тип данни е по-удобен. Това ще се уточни в процеса на работа.</text:p>
      <text:p text:style-name="Standard"/>
      <text:p text:style-name="Standard"/>
      <text:p text:style-name="Standard"/>
      <text:h text:style-name="P12" text:outline-level="1">Модули и Форми</text:h>
      <text:h text:style-name="Heading_20_2" text:outline-level="2">Влизане в системата</text:h>
      <text:p text:style-name="P1">Влизането в системата става чрез форма Login. Това е първата форма която се показва на потребителя. Формата трябва да дава възможност на нов потребител да извърши нова регистрация в системата.</text:p>
      <text:p text:style-name="P1">При забравена парола се изпраща нова парола която има период на валидност, но не анулира старата парола. Ако преди да е изтекла временната парола се направи нова заявка, то предходната временна заявка се изтрива.</text:p>
      <text:p text:style-name="P1"/>
      <text:p text:style-name="P1">В системата не се пазят самите пароли, а техния SHA hash.</text:p>
      <text:p text:style-name="P1"/>
      <text:h text:style-name="Heading_20_3" text:outline-level="3">Login Form</text:h>
      <text:p text:style-name="P1">Освен всички стандартни атрибути формата трябва да има CheckBox-ове (запомни ме на този компютър, запомни паролата ми, влез автоматично) и бутон за забравяне на паролата. Тази информация трябва да се записва на локалния диск в личното пространство на потребителя. Паролата няма да се записва в действителния и вид, а ще бъде криптирана. Криптирането и декриптирането на паролата ще се извършва единствено и само на сървъра. Всички връзки между клиента и сървъра трябва да са защитени с протокола SSL.</text:p>
      <text:p text:style-name="P1">В някоя от следващите версии трябва да се направи двупасова проверка подобно на интернет банкирането и чрез използване на същите стандарти и протоколи. При него е характерно, че след успешното username/password влизане в системата, сървъра използва публичния ключ от сертификата на потребителя и прави проверка чрез частния ключ на сертификата, който най-често се съхранява в SmartCard. </text:p>
      <text:p text:style-name="Standard"/>
      <text:p text:style-name="Standard">Pri Login-a opredeliash li kakaw e Locale-a na user-a?</text:p>
      <text:p text:style-name="Standard">Che mi triabwa?</text:p>
      <text:p text:style-name="Standard">Az predlagam waw formata za Login da ima Language combo box i da se izbira ot potrebitelia. Po podrazbirane da se wzeme tozi kojto e ustanowen lokalno ot predishno wlizane i zapisan w Document &amp; Settings. Ako niama takaw da se polzwa ot Locale-a na Java-ta. Kakwoto e detektnala tia</text:p>
      <text:p text:style-name="Standard">I w krajna smetka izbora na Language da e sweden do towa koeto se poddarja.</text:p>
      <text:p text:style-name="Standard">Toest na Server-a niakade shte sme opisali koi Locale-li poddarjame</text:p>
      <text:p text:style-name="Standard"/>
      <text:p text:style-name="Standard"/>
      <text:h text:style-name="Heading_20_3" text:outline-level="3">New Registration Form</text:h>
      <text:p text:style-name="P1">Процеса по регистриране на нов потребител трябва да е свързан чрез проверка. Тази проверка трябва да използва електронния адрес на потребителя. Данните на потребителя се попълват в таблица Users. След това задължително се показва форма със задължително въвеждане на останалите атрибути на потребителя. Тези данни се записват в таблица Persons, а между Users и Persons се прави връзка.</text:p>
      <text:p text:style-name="P1">След успешна регистрация потребителя има възможност да подаде заявка за членство в някоя от съществуващите организации или да създаде нова такава. За създаване на нова организация се изисква проверка и потвърждение от администратора на системата. За членство в съществуваща организация се изисква одобрението на собственика на организацията. Формите и реквизити по <text:soft-page-break/>тези форми не са уточнени.</text:p>
      <text:p text:style-name="P1"/>
      <text:p text:style-name="P1">Минималните реквизити за Нова организация са:</text:p>
      <text:list text:style-name="L3">
        <text:list-item>
          <text:p text:style-name="P34">Име на организацията;</text:p>
        </text:list-item>
        <text:list-item>
          <text:p text:style-name="P34">Тип на дружеството: ООД, АД и т.н.</text:p>
        </text:list-item>
        <text:list-item>
          <text:p text:style-name="P34">Данъчен номер;</text:p>
        </text:list-item>
        <text:list-item>
          <text:p text:style-name="P34">Булстат номер;</text:p>
        </text:list-item>
        <text:list-item>
          <text:p text:style-name="P34">Фирмено дело No/Година, съд, съдебен състав;</text:p>
        </text:list-item>
        <text:list-item>
          <text:p text:style-name="P34">Адрес по регистрация;</text:p>
        </text:list-item>
        <text:list-item>
          <text:p text:style-name="P34">Адрес по управление ако е различен от адрес по регистрация;</text:p>
        </text:list-item>
        <text:list-item>
          <text:p text:style-name="P34">Уставен капитал;</text:p>
        </text:list-item>
        <text:list-item>
          <text:p text:style-name="P34">Собственици;</text:p>
        </text:list-item>
        <text:list-item>
          <text:p text:style-name="P34">Управители с техните комуникационни данни (телефони, ел. Адреси и т.н.)</text:p>
        </text:list-item>
        <text:list-item>
          <text:p text:style-name="P34">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4">
        <text:list-item>
          <text:p text:style-name="P45">Вид на връзката с тази организация: Служител, Търговски Клиент, Търговски Пътник, ...</text:p>
        </text:list-item>
        <text:list-item>
          <text:p text:style-name="P45">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45">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Standard"/>
      <text:h text:style-name="Heading_20_3" text:outline-level="3">Forgotten Password Form</text:h>
      <text:p text:style-name="Standard"/>
      <text:h text:style-name="Heading_20_3" text:outline-level="3">User Management Forms</text:h>
      <text:p text:style-name="Standard">Главните форми за управление на потребителите са:</text:p>
      <text:list text:style-name="L5">
        <text:list-item>
          <text:p text:style-name="P78">Форма за одобрение на нова организация;</text:p>
        </text:list-item>
        <text:list-item>
          <text:p text:style-name="P78">Форма за одобрение на членство в организация;</text:p>
        </text:list-item>
        <text:list-item>
          <text:p text:style-name="P78">Форми за управление на потребителите и организациите.</text:p>
        </text:list-item>
      </text:list>
      <text:p text:style-name="Standard"/>
      <text:p text:style-name="Standard"/>
      <text:h text:style-name="Heading_20_2" text:outline-level="2">Contact Book</text:h>
      <text:p text:style-name="P1">Книгата с контаки обединява лицата и организациите с които ще работи системата. Този модул трябва да бъде независим от другите модули. Реализацията трябва да следва правилата на JavaBeans спецификацията. </text:p>
      <text:p text:style-name="Standard"/>
      <text:h text:style-name="Heading_20_3" text:outline-level="3">Persons Form</text:h>
      <text:p text:style-name="Standard">Таблица Persons ...</text:p>
      <text:p text:style-name="Standard">Формата трябва да следва правилата на JavaBeans спецификацията. Важна възможност на тази <text:soft-page-break/>форма е избор на лице. Когато някъде в системата е нужно да се избере лице или да се въведе ново лице или да се направи промяна, то това ще става чрез тази форма. </text:p>
      <text:p text:style-name="Standard"/>
      <text:h text:style-name="Heading_20_3" text:outline-level="3">Organizations Form</text:h>
      <text:p text:style-name="Standard">Таблица Organizations ...</text:p>
      <text:p text:style-name="Standard">Важна възможност на тази форма е избор на организация. Когато някъде в системата е нужно да се избере организация или да се въведе нова организация или да се направи промяна, то това ще става чрез тази форма. </text:p>
      <text:p text:style-name="Standard"/>
      <text:h text:style-name="Heading_20_3" text:outline-level="3">Addresses (Branches) Form</text:h>
      <text:p text:style-name="P1">Характерното за тази форма е, че тя може да е обща за Person Form и Organizations Form. За това е добре тази форма да се обособи като самостоятелна единица (JavaBeans) със съответните Properties (get/set), Event Listeners, Event Notification и т.н. съгласно спецификацията за JavaBeans.</text:p>
      <text:p text:style-name="P1">Разлика ще има в заглавието според това дали е лице или фирма. При фирмите заглавието ще бъде Клон (Branch), докато при лицата Адрес (Address). Другата разлика е, че при организациите трябва да се посочи вида на офиса: Trade Office, Warehouse или и двете.</text:p>
      <text:p text:style-name="Standard"/>
      <text:p text:style-name="Standard"/>
      <text:h text:style-name="Heading_20_2" text:outline-level="2">Бизснес процеси и документо-поток</text:h>
      <text:p text:style-name="P1">За постигане на по-голяма гъвкавост на реализирането и управлението на бизнес процесите и документо-потоците ще се използват следните Java технологии:</text:p>
      <text:list text:style-name="L6">
        <text:list-item>
          <text:p text:style-name="P48">Business Process Execution Language (BPEL);</text:p>
        </text:list-item>
        <text:list-item>
          <text:p text:style-name="P48">Java Message Service (JMS) API;</text:p>
        </text:list-item>
        <text:list-item>
          <text:p text:style-name="P48">Java Mail.</text:p>
        </text:list-item>
      </text:list>
      <text:p text:style-name="P1">И трите технологии се поддържат от GlassFish v2 като последните две са част от спецификацията на Java EE 5 и би трябвало да се поддържат от всички Application Servers.</text:p>
      <text:p text:style-name="P1">Това ще помогне както на вътрешно фирмената бизнес логика, така и на връзката с външни фирми и клиенти.</text:p>
      <text:p text:style-name="Standard"/>
      <text:h text:style-name="Heading_20_3" text:outline-level="3">Продажба на стоки</text:h>
      <text:list text:style-name="L7">
        <text:list-item>
          <text:p text:style-name="P51">Създаване на оферта от служител на фирмата за клиент А;</text:p>
        </text:list-item>
        <text:list-item>
          <text:p text:style-name="P51">Изпращане на офертата към клиент А (email, факс, принтиране и т.н.);</text:p>
        </text:list-item>
        <text:list-item>
          <text:p text:style-name="P51">Клиента иска промени по офертата. Връщане към точка 1.</text:p>
        </text:list-item>
        <text:list-item>
          <text:p text:style-name="P51">Клиента одобрява офертата.</text:p>
        </text:list-item>
        <text:list-item>
          <text:p text:style-name="P51">Създава се Проформа Фактура, която е основание за плащане. За целта се копират данните от офертата. Трябва да се предвиди възможност за обединяване на повече от една оферти в една Проформа Фактура, както и части от различни оферти.</text:p>
        </text:list-item>
        <text:list-item>
          <text:p text:style-name="P51">В Проформа-Фактурата се определя вида на плащане.</text:p>
        </text:list-item>
        <text:list-item>
          <text:p text:style-name="P51">При авансово плащане (в брой или по банков път):</text:p>
        </text:list-item>
        <text:list-item>
          <text:p text:style-name="P51">Изпращане на Проформа-Фактура към клиент А (email, факс, принтиране и т.н.);</text:p>
        </text:list-item>
        <text:list-item>
          <text:p text:style-name="P51">Складовите количествата се запазват за определен срок;</text:p>
        </text:list-item>
        <text:list-item>
          <text:p text:style-name="P51">При липса на дадена стока в склада Търговеца направил сделката, както и служителя <text:soft-page-break/>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51">Ако до времето на запазване на стоката не се получи плащане, стоката се разблокирва. За това действие се уведомява търговеца по електронната поща и му се дава срок за който той трябва отново да блокира стоката ако клиента е потвърдил, че ще плати.</text:p>
        </text:list-item>
        <text:list-item>
          <text:p text:style-name="P51">Ако се получи плащане, стоката се премества в колона закупена и неполучена стока.</text:p>
        </text:list-item>
        <text:list-item>
          <text:p text:style-name="P51">Създава се фактура от проформата. Трябва да се предвиди възможност за обединяване на повече от една Проформа Фактури и Оферти в една Фактура, както и части от различни Проформи Фактури и Оферти.</text:p>
        </text:list-item>
        <text:list-item>
          <text:p text:style-name="P51">Стоката се предава на клиента на място, по куриер или друг начин.</text:p>
        </text:list-item>
        <text:list-item>
          <text:p text:style-name="P51">При отложено плащане (най-често цялостно до няколко дни, но трябва да се предвиди вариант за по-голям период от време където трябва да може да има седмични/месечни вноски):</text:p>
        </text:list-item>
        <text:list-item>
          <text:p text:style-name="P51">Изпращане на Фактура към клиент А (email, факс, принтиране и т.н.);</text:p>
        </text:list-item>
        <text:list-item>
          <text:p text:style-name="P51">При липса на дадена стока в склада Търговеца направил сделката, както и служителя 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51">Стоката се премества в колона закупена и неполучена стока.</text:p>
        </text:list-item>
        <text:list-item>
          <text:p text:style-name="P51">Създава се запис <text:span text:style-name="T3">(към момента не съм наясно къде точно)</text:span> в който се описва, че тази фактура е с отложено плащане. Уведомява се счетоводството по email и чрез формите, че тази фактура е с отложено плащане и трябва да се следи за плащане.</text:p>
        </text:list-item>
        <text:list-item>
          <text:p text:style-name="P51">Стоката се предава на клиента на място, по куриер или друг начин.</text:p>
        </text:list-item>
      </text:list>
      <text:p text:style-name="P1"/>
      <text:p text:style-name="P1"/>
      <text:h text:style-name="Heading_20_3" text:outline-level="3">Закупуване на стока директно от клиента</text:h>
      <text:p text:style-name="P1">(чрез средствата на тази програма), без посредничеството на търговец</text:p>
      <text:list text:style-name="L8">
        <text:list-item>
          <text:p text:style-name="P71">Клиента влиза в системата, чрез потребителското си име и парола;</text:p>
        </text:list-item>
        <text:list-item>
          <text:p text:style-name="P71">Клиента създава заявка или използва вече </text:p>
        </text:list-item>
      </text:list>
      <text:p text:style-name="P1"/>
      <text:p text:style-name="P1"/>
      <text:p text:style-name="P1"/>
      <text:p text:style-name="P4">Моята кошница</text:p>
      <text:p text:style-name="P1">Продукт</text:p>
      <text:p text:style-name="P1">Описание</text:p>
      <text:p text:style-name="P1">Условие</text:p>
      <text:p text:style-name="P1">Склад</text:p>
      <text:p text:style-name="P1">Цена, Валута</text:p>
      <text:p text:style-name="P1">Резервирано</text:p>
      <text:p text:style-name="P1">Количество</text:p>
      <text:p text:style-name="P1"/>
      <text:p text:style-name="P1">Създай заявка ИЛИ Добави към съществуваща заявка</text:p>
      <text:p text:style-name="P1"/>
      <text:p text:style-name="P1"/>
      <text:p text:style-name="P4"><text:soft-page-break/>Моите заявки</text:p>
      <text:p text:style-name="P1">Ред</text:p>
      <text:p text:style-name="P1">Статус на реда</text:p>
      <text:p text:style-name="P1">Артикул</text:p>
      <text:p text:style-name="P1">Заявено Количество, Одобрено Количество, Налично/Дата на пристигане</text:p>
      <text:p text:style-name="P1">Забележка от Доставчика</text:p>
      <text:p text:style-name="P1"/>
      <text:p text:style-name="P1"/>
      <text:p text:style-name="P4">Моята сметка</text:p>
      <text:p text:style-name="P1">Условия на плащане по подразбиране:<text:tab/>3 Просрочени дни</text:p>
      <text:p text:style-name="P1">Кредитен лимит:<text:tab/>3,000 USD</text:p>
      <text:p text:style-name="P1">Открита сметка:<text:tab/>-0.02 USD</text:p>
      <text:p text:style-name="P1">Просрочени плащания:<text:tab/>? USD</text:p>
      <text:p text:style-name="P1">Моят номер в ERP системата на доставчика:<text:tab/>240353</text:p>
      <text:p text:style-name="P1"/>
      <text:p text:style-name="P1">Транзакция в ERP (Входен номер)</text:p>
      <text:p text:style-name="P1">Документ #</text:p>
      <text:p text:style-name="P1">Издадено на дата</text:p>
      <text:p text:style-name="P1">Дължимо на дата</text:p>
      <text:p text:style-name="P1">Стойност</text:p>
      <text:p text:style-name="P1">Все още неплатено</text:p>
      <text:p text:style-name="P1">Декларация</text:p>
      <text:p text:style-name="P1">Просрочени плаюания, просрочени дни</text:p>
      <text:p text:style-name="P1">Съобщение:</text:p>
      <text:p text:style-name="P1">Accepted: Supplier, Me</text:p>
      <text:p text:style-name="P1"/>
      <text:p text:style-name="P1"/>
      <text:p text:style-name="P1"/>
      <text:h text:style-name="Heading_20_3" text:outline-level="3">Предаване на стока</text:h>
      <text:p text:style-name="P1"/>
      <text:p text:style-name="Standard"/>
      <text:h text:style-name="Heading_20_3" text:outline-level="3">Плащания от клиенти</text:h>
      <text:p text:style-name="Standard"/>
      <text:p text:style-name="Standard"/>
      <text:h text:style-name="Heading_20_3" text:outline-level="3">Включване на оферти в завяки към доставчици</text:h>
      <text:p text:style-name="Standard"/>
      <text:p text:style-name="Standard"/>
      <text:p text:style-name="Standard"/>
      <text:h text:style-name="Heading_20_3" text:outline-level="3">Заявки към доставчици</text:h>
      <text:p text:style-name="Standard"/>
      <text:p text:style-name="Standard"/>
      <text:h text:style-name="Heading_20_3" text:outline-level="3"><text:soft-page-break/>Плащания към доставчици</text:h>
      <text:p text:style-name="Standard"/>
      <text:p text:style-name="Standard"/>
      <text:h text:style-name="Heading_20_3" text:outline-level="3">Приемане на стока</text:h>
      <text:p text:style-name="Standard"/>
      <text:p text:style-name="Standard"/>
      <text:p text:style-name="Standard"/>
      <text:list text:style-name="L9">
        <text:list-item>
          <text:p text:style-name="P81">Purchase order</text:p>
        </text:list-item>
        <text:list-item>
          <text:p text:style-name="P81">Picking Instruction</text:p>
        </text:list-item>
        <text:list-item>
          <text:p text:style-name="P81">Packing Instruction</text:p>
        </text:list-item>
        <text:list-item>
          <text:p text:style-name="P81">Shipment Pre-Alert</text:p>
        </text:list-item>
      </text:list>
      <text:p text:style-name="Standard"/>
      <text:p text:style-name="Standard"/>
      <text:p text:style-name="Standard">Сигурно има и други бизнес процеси които не съм описал, но в момента не се сещам за тях. Който се сети да дописва.</text:p>
      <text:p text:style-name="Standard"/>
      <text:p text:style-name="Standard"/>
      <text:p text:style-name="Standard"/>
      <text:p text:style-name="Standard"/>
      <text:p text:style-name="Standard"/>
      <text:h text:style-name="Heading_20_2" text:outline-level="2">Client Callback Mechanism</text:h>
      <text:p text:style-name="P1">Това е важен механизъм който ще се използва както от алгоритмите за окомплектоване, така и от реализацията на бизнес логиката когато след изпращане извикване на метод от клиента към сървъра чрез сесиен бийн преди да се върне резултат, бизнес логиката има нужда да отправи запитване към клиента за избор (да се покаже диалогов прозорец).</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Standard"/>
      <text:p text:style-name="Standard">Login</text:p>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10">
        <text:list-item>
          <text:p text:style-name="P73">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73">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73">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73">Цена по себестойност – това е цената в която към покупната цена се добавят всички разходи като транспорт, мита, данъци и т.н.</text:p>
        </text:list-item>
        <text:list-item>
          <text:p text:style-name="P73">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text:soft-page-break/>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1" text:continue-numbering="true">
        <text:list-item>
          <text:p text:style-name="P29">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text:p>
        </text:list-item>
      </text:list>
      <text:p text:style-name="P9"/>
      <text:p text:style-name="P9">http://weblogs.java.net/blog/ss141213/archive/2006/07/using_openjpa_a.html</text:p>
      <text:p text:style-name="P9">http://weblogs.java.net/blog/ss141213/archive/2005/12/introduction_to.html</text:p>
      <text:p text:style-name="P9">http://weblogs.java.net/blog/ss141213/archive/2005/12/using_java_pers.html</text:p>
      <text:p text:style-name="P9"/>
      <text:p text:style-name="P9">cp $OPENJPA_HOME/lib/*.jar $GLASSFISH_HOME/domains/domain1/lib/</text:p>
      <text:p text:style-name="P9">Edit persistence.xml</text:p>
      <text:p text:style-name="P9">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9">&lt;persistence xmlns="http://java.sun.com/xml/ns/persistence" version="1.0"&gt;</text:p>
      <text:p text:style-name="P9"><text:s text:c="4"/>&lt;persistence-unit name ="em1"&gt;</text:p>
      <text:p text:style-name="P9"><text:s text:c="8"/>&lt;provider&gt;org.apache.openjpa.persistence.PersistenceProviderImpl&lt;/provider&gt;</text:p>
      <text:p text:style-name="P9"><text:s text:c="8"/>&lt;properties&gt;</text:p>
      <text:p text:style-name="P9"><text:s text:c="4"/>&lt;/persistence-unit&gt;</text:p>
      <text:p text:style-name="P9">&lt;/persistence&gt;</text:p>
      <text:p text:style-name="P9"/>
      <text:p text:style-name="P9"><text:soft-page-break/>jdbc:postgresql://localhost:5432/acacia</text:p>
      <text:p text:style-name="P9">Username/Password: PostgreSQL</text:p>
      <text:p text:style-name="P9">Schema: public</text:p>
      <text:p text:style-name="P9"/>
      <text:p text:style-name="P9"/>
      <text:p text:style-name="P9">C:\Sun\AppServer\GlassFish\v2\domains\domain1\lib\postgresql-8.2-506.jdbc3.jar</text:p>
      <text:p text:style-name="P9">postgresql-8.2-507.jdbc4.jar</text:p>
      <text:p text:style-name="P9"/>
      <text:p text:style-name="P9"/>
      <text:p text:style-name="P9"><text:a xlink:type="simple" xlink:href="http://localhost:4848/">http://localhost:4848/</text:a></text:p>
      <text:p text:style-name="P9"/>
      <text:p text:style-name="P9"/>
      <text:p text:style-name="P9"/>
      <text:p text:style-name="P9">Технологията е следната:</text:p>
      <text:p text:style-name="P9">1. Формите се създават с нормалния Wizard "Swing GUI Forms" и неговите възможни варианти. Най-често използвания ще бъде "JPanel Form".</text:p>
      <text:p text:style-name="P9"/>
      <text:p text:style-name="P9">2. Оформянето на формата се прави с нормалните средства без да се оказват и връзват данните. Просто се оформят с графичната среда.</text:p>
      <text:p text:style-name="P9"/>
      <text:p text:style-name="P9">3. Забележете, че ще използваме само наши com.cosmos.swingb.JBComponents намиращи се в проекта SwingB, които ще наследяват от SwingX (org.jdesktop.swingx.JXComponent) и ако там даден компонент го няма от стандартния Swing (javax.swing.JComponent). В повечето случаи наследяването ще е най-просто възможното:</text:p>
      <text:p text:style-name="P9"><text:s text:c="4"/>public class JBTable</text:p>
      <text:p text:style-name="P9"><text:s text:c="8"/>extends JXTable</text:p>
      <text:p text:style-name="P9"><text:s text:c="4"/>{</text:p>
      <text:p text:style-name="P9"><text:s text:c="8"/>public JBTable()</text:p>
      <text:p text:style-name="P9"><text:s text:c="8"/>{</text:p>
      <text:p text:style-name="P9"><text:s text:c="12"/>super();</text:p>
      <text:p text:style-name="P9"><text:s text:c="8"/>}</text:p>
      <text:p text:style-name="P9"><text:s text:c="4"/>}</text:p>
      <text:p text:style-name="P9"/>
      <text:p text:style-name="P9">4. Нашите компоненти ще бъдат сложени в палитрата с компоненти и за целта трябва да променим шаблоните на NetBeans да използват JBPanel, JBDialog, JBFrame и т.н.</text:p>
      <text:p text:style-name="P9"/>
      <text:p text:style-name="P9">5. Всяка форма ще има един единствен Session Bean. Например ако формата се казва AddressBookForm, то нейният Session Bean ще се казва AddressBookRemote:</text:p>
      <text:p text:style-name="P9"><text:s text:c="4"/>public class AddressBookForm</text:p>
      <text:p text:style-name="P9"><text:s text:c="8"/>extends JBPanel</text:p>
      <text:p text:style-name="P9"><text:s text:c="4"/>{</text:p>
      <text:p text:style-name="P9"><text:s text:c="8"/>@EJB</text:p>
      <text:p text:style-name="P9"><text:s text:c="8"/>private AddressBookRemote formSession;</text:p>
      <text:p text:style-name="P9"/>
      <text:p text:style-name="P9">6. Конвенцията за имената на EJB компонентите е следната:</text:p>
      <text:p text:style-name="P9">Remote Bean Interface: <text:tab/>AddressBookRemote</text:p>
      <text:p text:style-name="P9">Local Bean Interface: <text:tab/>AddressBookLocal</text:p>
      <text:p text:style-name="P9">Bean Implementation: <text:tab/>AddressBookBean</text:p>
      <text:p text:style-name="P9"/>
      <text:p text:style-name="P9"><text:soft-page-break/>7. Връзката между различните компоненти ще става чрез BeansBinding като за целта се извиква съответния метод от EJB Session Bean-а:</text:p>
      <text:p text:style-name="P9"><text:s text:c="4"/>JTableBinding tableBinding formSession.getProductTableBinding(JTable targetTable)</text:p>
      <text:p text:style-name="P9"/>
      <text:p text:style-name="P9"><text:s text:c="4"/>По този начин в зависимост от потребителя, потребителските му групи и обекта за който става въпрос показваме различни колони или пък различен достъп (четене, четене и запис). Също така се визуализират тези колони които са били показвани в предишната му сесия.</text:p>
      <text:p text:style-name="P9"><text:s text:c="4"/>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 зависимост от езика на клиентската машина. Ето това е кода който трябва да се автоматизира:</text:p>
      <text:p text:style-name="P9"><text:s text:c="8"/>ColumnBinding columnBinding = jTableBinding.addColumnBinding(ELProperty.create("${productId}"));</text:p>
      <text:p text:style-name="P9"><text:s text:c="8"/>columnBinding.setColumnName("Product Id");</text:p>
      <text:p text:style-name="P9"><text:s text:c="8"/>columnBinding.setColumnClass(BigDecimal.class);</text:p>
      <text:p text:style-name="P9"><text:s text:c="8"/>columnBinding.setEditable(editable);</text:p>
      <text:p text:style-name="P9"><text:s text:c="8"/>columnBinding.setVisible(visible);</text:p>
      <text:p text:style-name="P9"><text:s text:c="8"/>Всички необходими стойности ги имаме или в самия Entity Bean или можем да ги извлечем динамично според другите условия.</text:p>
      <text:p text:style-name="P9"/>
      <text:p text:style-name="P9">8. След всяко такова извикване върнатия Binding ще се добавя в съответната група BindingGroup (понякога една форма може да има повече от една BindingGroup):</text:p>
      <text:p text:style-name="P9"><text:s text:c="4"/>bindingGroup.addBinding(binding);</text:p>
      <text:p text:style-name="P9"/>
      <text:p text:style-name="P9">9. След като свържем всички компоненти с данните и връзките помежду чрез Binding и BindingGroup се изпълява следния код:</text:p>
      <text:p text:style-name="P9"><text:s text:c="8"/>bindingGroup.bind();</text:p>
      <text:p text:style-name="P9"><text:s text:c="8"/>pack();</text:p>
      <text:p text:style-name="P9"/>
      <text:p text:style-name="P9">10. Най накрая се слагат Listener-ите:</text:p>
      <text:p text:style-name="P9"><text:s text:c="8"/>productsTable.getSelectionModel().addListSelectionListener(</text:p>
      <text:p text:style-name="P9"><text:s text:c="12"/>new ListSelectionListener() {</text:p>
      <text:p text:style-name="P9"><text:s text:c="16"/>public void valueChanged(ListSelectionEvent e) {</text:p>
      <text:p text:style-name="P9"><text:s text:c="20"/>boolean isRecordSelected = isRecordSelected();</text:p>
      <text:p text:style-name="P9"><text:s text:c="20"/>firePropertyChange("recordSelected", !isRecordSelected, isRecordSelected);</text:p>
      <text:p text:style-name="P9"><text:s text:c="16"/>}</text:p>
      <text:p text:style-name="P9"><text:s text:c="12"/>});</text:p>
      <text:p text:style-name="P9"/>
      <text:p text:style-name="P9"><text:s text:c="8"/>// tracking changes to save</text:p>
      <text:p text:style-name="P9"><text:s text:c="8"/>bindingGroup.addBindingListener(new AbstractBindingListener() {</text:p>
      <text:p text:style-name="P9"><text:s text:c="12"/>@Override</text:p>
      <text:p text:style-name="P9"><text:s text:c="12"/>public void targetChanged(Binding binding, PropertyStateEvent event) {</text:p>
      <text:p text:style-name="P9"><text:s text:c="16"/>// save action observes saveNeeded property</text:p>
      <text:p text:style-name="P9"><text:s text:c="16"/>setSaveNeeded(true);</text:p>
      <text:p text:style-name="P9"><text:s text:c="12"/>}</text:p>
      <text:p text:style-name="P9"><text:s text:c="8"/>});</text:p>
      <text:p text:style-name="P9"/>
      <text:p text:style-name="P9">Ето една идея от мен.</text:p>
      <text:p text:style-name="P9"/>
      <text:p text:style-name="P9"><text:soft-page-break/>&gt; &gt; 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text:p>
      <text:p text:style-name="P9">&gt; &gt; зависимост от езика на клиентската машина.</text:p>
      <text:p text:style-name="P9"/>
      <text:p text:style-name="P9">Може да направим един клас ColumnBindingFactory (или нещо от сорта),</text:p>
      <text:p text:style-name="P9">който да създава ColumnBinding за дадена колона.</text:p>
      <text:p text:style-name="P9">Той ще има повечко оувърлоуднати методи за да пишем възможно най-малко</text:p>
      <text:p text:style-name="P9">код за случая, който ни е нужен.</text:p>
      <text:p text:style-name="P9">Когато добавяме колона ще пишем например:</text:p>
      <text:p text:style-name="P9"/>
      <text:p text:style-name="P9">ColumnBindingFactory.create ("${productId}", "Product.ProductId", true, true);</text:p>
      <text:p text:style-name="P9"/>
      <text:p text:style-name="P9">като сигнатурата на метода е:</text:p>
      <text:p text:style-name="P9"/>
      <text:p text:style-name="P9">ColumnBinding create (String elProperty, String messageKey, Boolean</text:p>
      <text:p text:style-name="P9">editable, Boolean visible);</text:p>
      <text:p text:style-name="P9"/>
      <text:p text:style-name="P9">Метода ще третира първият параметър като elProperty string и ще</text:p>
      <text:p text:style-name="P9">извиква ELProperty.create.</text:p>
      <text:p text:style-name="P9">Ще локализира втория за име на колоната и тн.</text:p>
      <text:p text:style-name="P9">Типа на стойността в колоната ще се подразбира от java класа на</text:p>
      <text:p text:style-name="P9">стойността на пропъртито, в</text:p>
      <text:p text:style-name="P9">момента на визуализиране. Ако пък искаме да го упоменем и да помогнем</text:p>
      <text:p text:style-name="P9">на визулизацията или да</text:p>
      <text:p text:style-name="P9">я направим специфична може да имаме друг вариант на create:</text:p>
      <text:p text:style-name="P9"/>
      <text:p text:style-name="P9">ColumnBindingFactory.create (BigDecimal.class, "${productId}",</text:p>
      <text:p text:style-name="P9">"ProductId", true, true, true, 10);</text:p>
      <text:p text:style-name="P9"/>
      <text:p text:style-name="P9">ColumnBinding create (Class columnType, String elProperty, String</text:p>
      <text:p text:style-name="P9">messageKey, Boolean editable, Boolean visible, Boolean sortable,</text:p>
      <text:p text:style-name="P9">Integer maxSymbols);</text:p>
      <text:p text:style-name="P9"/>
      <text:p text:style-name="P9">Тук сме направили вариант и за допълнителна "мета-информация", която</text:p>
      <text:p text:style-name="P9">може да бъде третирана при генериране</text:p>
      <text:p text:style-name="P9">на колоната - примерно да се слага специална иконка в хедъра, ако</text:p>
      <text:p text:style-name="P9">колоната може да се сортира (sortable) или пък да</text:p>
      <text:p text:style-name="P9">зададем максималната широчина на колоната в символи (maxSymbols).</text:p>
      <text:p text:style-name="P9"/>
      <text:p text:style-name="P9">Друг вариант за автоматизация е тя да става на базата на допълнителни</text:p>
      <text:p text:style-name="P9">(наши) анотации в самия entity bean.</text:p>
      <text:p text:style-name="P9">Това обаче означава, че към един биин, ще вържем точно един начин на</text:p>
      <text:p text:style-name="P9">неговата презентация, което според мен е лош вариант.</text:p>
      <text:p text:style-name="P9"/>
      <text:p text:style-name="P9"/>
      <text:p text:style-name="P9">1. Имаме ColumnBinding генератор който като параметър получава Entity Bean, а като резултат връща всички properties които са бийна: List&lt;ColumnBinding&gt;.<text:line-break/>2. Генератора връща клонирано копие на този списък, защото върнатия списък може да се <text:soft-page-break/>променя в зависимост от много фактори.<text:line-break/>3. При следващо обръщение към генератора се проверява дали вече за този бийн има създаден такъв списък и ако има се връща клонирано копие, а ако няма се създава и се слага в кеша.<text:line-break/>4. При създаването на списъка се взимат в предвид всички първоначални условия включително и имената на колоните в съответния език. По подразбиране езика е Английски и задължително се поддържа втори език Български. Ако за дадено пропърти има условие безприкословно да не е достъпно и визуализирано, то изобщо не се слага в списъка.<text:line-break/>5. По подразбиране всички Id-та са not editable и not visible.<text:line-break/>6. В зависимост от допълнителните условия, вида на формата където се показва и т.н. списъка може да претърпи промени. </text:p>
      <text:p text:style-name="P9"/>
      <text:p text:style-name="P9"/>
      <text:p text:style-name="P9"/>
      <text:p text:style-name="P9"/>
      <text:p text:style-name="P9"/>
      <text:p text:style-name="P9">Забравих да кажа какво трябва да се направи за да тръгне приложението.<text:line-break/>В директория %GlassFish%/domains/domain1/lib трябва да се изкопират следните библиотеки:<text:line-break/>1. postgresql-8.2-507.jdbc4.jar<text:line-break/>2. openjpa-1.1.0-SNAPSHOT.jar <text:line-break/>    +commons-collections-3.2.jar<text:line-break/>    +commons-lang-2.1.jar<text:line-break/>    +commons-pool-1.3.jar<text:line-break/>    +derby-10.2.2.0.jar<text:line-break/>    +geronimo-jpa_3.0_spec-1.0.jar<text:line-break/>    +geronimo-jta_1.1_spec-1.1.jar<text:line-break/>    +serp-1.13.1.jar </text:p>
      <text:p text:style-name="P9"/>
      <text:p text:style-name="P9">Също така трябва да има създадена Database със следните параметри:<text:line-break/>    Host: localhost<text:line-break/>    Port: 5432<text:line-break/>    Database Name: acacia<text:line-break/>    Username: PostgreSQL<text:line-break/>    Password: PostgreSQL<text:line-break/>    Database Encoding: UTF-8<text:line-break/>    JDBC Encoding: UTF-8 </text:p>
      <text:p text:style-name="P9"/>
      <text:p text:style-name="P9"/>
      <text:p text:style-name="P9"/>
      <text:p text:style-name="P9">Също така приемам всякакви предложения. Сега е началото на проекта и точно сега е времето да решим кой пакет как да се казва и кои класове къде да се намир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18T09:17:06</meta:creation-date>
    <dc:creator>Miroslav Nachev</dc:creator>
    <dc:date>2008-02-24T10:55:16</dc:date>
    <meta:editing-cycles>943</meta:editing-cycles>
    <meta:editing-duration>P2DT6H44M35S</meta:editing-duration>
    <meta:user-defined meta:name="Info 1"/>
    <meta:user-defined meta:name="Info 2"/>
    <meta:user-defined meta:name="Info 3"/>
    <meta:user-defined meta:name="Info 4"/>
    <meta:document-statistic meta:table-count="18" meta:image-count="0" meta:object-count="0" meta:page-count="34" meta:paragraph-count="972" meta:word-count="7443" meta:character-count="48378"/>
  </office:meta>
</office:document-meta>
</file>